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4.98cm" fo:margin-left="-0.053cm" fo:margin-top="0cm" fo:margin-bottom="0cm" table:align="left" style:writing-mode="page"/>
    </style:style>
    <style:style style:name="Tabla1.A" style:family="table-column">
      <style:table-column-properties style:column-width="3.545cm"/>
    </style:style>
    <style:style style:name="Tabla1.B" style:family="table-column">
      <style:table-column-properties style:column-width="12.788cm"/>
    </style:style>
    <style:style style:name="Tabla1.C" style:family="table-column">
      <style:table-column-properties style:column-width="14.49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21df0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1df0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1df0" style:font-weight-asian="bold" style:font-weight-complex="bold"/>
    </style:style>
    <style:style style:name="T5" style:family="text">
      <style:text-properties officeooo:rsid="00021df0"/>
    </style:style>
    <style:style style:name="T6" style:family="text">
      <style:text-properties fo:language="en" fo:country="US" fo:font-weight="bold" officeooo:rsid="000d6962" style:font-weight-asian="bold" style:font-weight-complex="bold"/>
    </style:style>
    <style:style style:name="T7" style:family="text">
      <style:text-properties fo:language="en" fo:country="US" fo:font-weight="bold" officeooo:rsid="000ae703" style:font-weight-asian="bold" style:font-weight-complex="bold"/>
    </style:style>
    <style:style style:name="T8" style:family="text">
      <style:text-properties fo:language="en" fo:country="US" fo:font-weight="bold" officeooo:rsid="0001a17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9.</text:span><text:span text:style-name="T5"> </text:span><text:span text:style-name="T6">List of genes that maintain their rhythmicity under </text:span><text:span text:style-name="T7">DD </text:span><text:span text:style-name="T8">and LL</text:span><text:span text:style-name="T6"> conditions after </text:span><text:span text:style-name="T8">L</text:span><text:span text:style-name="T6">D entrainment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5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2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4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6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00</text:p>
          </table:table-cell>
          <table:table-cell table:style-name="Tabla1.B2" office:value-type="string">
            <text:p text:style-name="P2"><text:s/>26S proteasome regulatory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30</text:p>
          </table:table-cell>
          <table:table-cell table:style-name="Tabla1.B2" office:value-type="string">
            <text:p text:style-name="P2"><text:s/>Protein of unknown function DUF176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60</text:p>
          </table:table-cell>
          <table:table-cell table:style-name="Tabla1.B2" office:value-type="string">
            <text:p text:style-name="P2"><text:s/>Dynein light chain, type 1/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1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20</text:p>
          </table:table-cell>
          <table:table-cell table:style-name="Tabla1.B2" office:value-type="string">
            <text:p text:style-name="P2"><text:s/>ClpA/B, conserved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4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7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90</text:p>
          </table:table-cell>
          <table:table-cell table:style-name="Tabla1.B2" office:value-type="string">
            <text:p text:style-name="P2"><text:s/>Cytochrome c oxidase assembly protein COX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30</text:p>
          </table:table-cell>
          <table:table-cell table:style-name="Tabla1.B2" office:value-type="string">
            <text:p text:style-name="P2"><text:s/>Prephenate dehydra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1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2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3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78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80</text:p>
          </table:table-cell>
          <table:table-cell table:style-name="Tabla1.B2" office:value-type="string">
            <text:p text:style-name="P2"><text:s/>Nitrogen regulatory PII-like,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80</text:p>
          </table:table-cell>
          <table:table-cell table:style-name="Tabla1.B2" office:value-type="string">
            <text:p text:style-name="P2"><text:s/>Bacterial P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20</text:p>
          </table:table-cell>
          <table:table-cell table:style-name="Tabla1.B2" office:value-type="string">
            <text:p text:style-name="P2"><text:s/>TFIIH subunit Tfb4/p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4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7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10</text:p>
          </table:table-cell>
          <table:table-cell table:style-name="Tabla1.B2" office:value-type="string">
            <text:p text:style-name="P2"><text:s/>Beta tubulin, autoregulation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50</text:p>
          </table:table-cell>
          <table:table-cell table:style-name="Tabla1.B2" office:value-type="string">
            <text:p text:style-name="P2"><text:s/>DNA-directed RNA polymerase III subunit Rpc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70</text:p>
          </table:table-cell>
          <table:table-cell table:style-name="Tabla1.B2" office:value-type="string">
            <text:p text:style-name="P2"><text:s/>Actin-related protein 3 A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00</text:p>
          </table:table-cell>
          <table:table-cell table:style-name="Tabla1.B2" office:value-type="string">
            <text:p text:style-name="P2">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2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90</text:p>
          </table:table-cell>
          <table:table-cell table:style-name="Tabla1.B2" office:value-type="string">
            <text:p text:style-name="P2"><text:s/>Porphobilinogen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6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1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7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5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60</text:p>
          </table:table-cell>
          <table:table-cell table:style-name="Tabla1.B2" office:value-type="string">
            <text:p text:style-name="P2"><text:s/>Domain of unknown function DUF38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5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2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60</text:p>
          </table:table-cell>
          <table:table-cell table:style-name="Tabla1.B2" office:value-type="string">
            <text:p text:style-name="P2"><text:s/>Peptidyl-tRNA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80</text:p>
          </table:table-cell>
          <table:table-cell table:style-name="Tabla1.B2" office:value-type="string">
            <text:p text:style-name="P2"><text:s/>Uncharacterised protein family UPF0434/Trm1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0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4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140</text:p>
          </table:table-cell>
          <table:table-cell table:style-name="Tabla1.B2" office:value-type="string">
            <text:p text:style-name="P2"><text:s/>Cytochrome c oxidase, subunit V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5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70</text:p>
          </table:table-cell>
          <table:table-cell table:style-name="Tabla1.B2" office:value-type="string">
            <text:p text:style-name="P2"><text:s/>Conserved hypothetical protein CHP01589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80</text:p>
          </table:table-cell>
          <table:table-cell table:style-name="Tabla1.B2" office:value-type="string">
            <text:p text:style-name="P2"><text:s/>RNA polymerase III Rpc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9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30</text:p>
          </table:table-cell>
          <table:table-cell table:style-name="Tabla1.B2" office:value-type="string">
            <text:p text:style-name="P2"><text:s/>FIST doma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00</text:p>
          </table:table-cell>
          <table:table-cell table:style-name="Tabla1.B2" office:value-type="string">
            <text:p text:style-name="P2"><text:s/>CAP Gly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10</text:p>
          </table:table-cell>
          <table:table-cell table:style-name="Tabla1.B2" office:value-type="string">
            <text:p text:style-name="P2"><text:s/>Glycerol-3-phosphate dehydrogenase, NAD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1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30</text:p>
          </table:table-cell>
          <table:table-cell table:style-name="Tabla1.B2" office:value-type="string">
            <text:p text:style-name="P2"><text:s/>Ribosomal protein L2, bacterial/organell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50</text:p>
          </table:table-cell>
          <table:table-cell table:style-name="Tabla1.B2" office:value-type="string">
            <text:p text:style-name="P2"><text:s/>Aminoacyl-tRNA synthetase, class I, anticodon-binding domai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80</text:p>
          </table:table-cell>
          <table:table-cell table:style-name="Tabla1.B2" office:value-type="string">
            <text:p text:style-name="P2"><text:s/>Chitobiase/beta-hexosaminidas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90</text:p>
          </table:table-cell>
          <table:table-cell table:style-name="Tabla1.B2" office:value-type="string">
            <text:p text:style-name="P2"><text:s/>SPla/RYanodine receptor SP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3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010</text:p>
          </table:table-cell>
          <table:table-cell table:style-name="Tabla1.B2" office:value-type="string">
            <text:p text:style-name="P2"><text:s/>DNA/RNA non-specific endonucle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5</text:p>
          </table:table-cell>
          <table:table-cell table:style-name="Tabla1.B2" office:value-type="string">
            <text:p text:style-name="P2"><text:s/>Pyruvate/Phosphoenolpyruvate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7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00</text:p>
          </table:table-cell>
          <table:table-cell table:style-name="Tabla1.B2" office:value-type="string">
            <text:p text:style-name="P2"><text:s/>Primosome PriB/single-strand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50</text:p>
          </table:table-cell>
          <table:table-cell table:style-name="Tabla1.B2" office:value-type="string">
            <text:p text:style-name="P2"><text:s/>Peroxisomal membrane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60</text:p>
          </table:table-cell>
          <table:table-cell table:style-name="Tabla1.B2" office:value-type="string">
            <text:p text:style-name="P2"><text:s/>2-isopropylmalate synthase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50</text:p>
          </table:table-cell>
          <table:table-cell table:style-name="Tabla1.B2" office:value-type="string">
            <text:p text:style-name="P2"><text:s/>Protein of unknown function DUF284, transmembrane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5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90</text:p>
          </table:table-cell>
          <table:table-cell table:style-name="Tabla1.B2" office:value-type="string">
            <text:p text:style-name="P2"><text:s/>Magnesium chelatase, ATPase subunit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00</text:p>
          </table:table-cell>
          <table:table-cell table:style-name="Tabla1.B2" office:value-type="string">
            <text:p text:style-name="P2"><text:s/>Histidin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5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7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8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90</text:p>
          </table:table-cell>
          <table:table-cell table:style-name="Tabla1.B2" office:value-type="string">
            <text:p text:style-name="P2"><text:s/>Phytoene desaturase CrtI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00</text:p>
          </table:table-cell>
          <table:table-cell table:style-name="Tabla1.B2" office:value-type="string">
            <text:p text:style-name="P2"><text:s/>Ribosomal protein L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1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20</text:p>
          </table:table-cell>
          <table:table-cell table:style-name="Tabla1.B2" office:value-type="string">
            <text:p text:style-name="P2"><text:s/>RNA polymerase, bet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7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90</text:p>
          </table:table-cell>
          <table:table-cell table:style-name="Tabla1.B2" office:value-type="string">
            <text:p text:style-name="P2"><text:s/>Riboflavin kinase domain, bacterial/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6390</text:p>
          </table:table-cell>
          <table:table-cell table:style-name="Tabla1.B2" office:value-type="string">
            <text:p text:style-name="P2"><text:s/>Methylglyoxal synth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3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10</text:p>
          </table:table-cell>
          <table:table-cell table:style-name="Tabla1.B2" office:value-type="string">
            <text:p text:style-name="P2"><text:s/>Uncharacterised protein family UPF02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80</text:p>
          </table:table-cell>
          <table:table-cell table:style-name="Tabla1.B2" office:value-type="string">
            <text:p text:style-name="P2"><text:s/>Phospholipase 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00</text:p>
          </table:table-cell>
          <table:table-cell table:style-name="Tabla1.B2" office:value-type="string">
            <text:p text:style-name="P2"><text:s/>RNA polymerase III subunit RPC82-related, helix-turn-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4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20</text:p>
          </table:table-cell>
          <table:table-cell table:style-name="Tabla1.B2" office:value-type="string">
            <text:p text:style-name="P2"><text:s/>Mak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8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1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5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7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9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80</text:p>
          </table:table-cell>
          <table:table-cell table:style-name="Tabla1.B2" office:value-type="string">
            <text:p text:style-name="P2"><text:s/>Ubiquinone biosynthesis protein Coq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7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90</text:p>
          </table:table-cell>
          <table:table-cell table:style-name="Tabla1.B2" office:value-type="string">
            <text:p text:style-name="P2"><text:s/>Phenylalanyl-tRNA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40</text:p>
          </table:table-cell>
          <table:table-cell table:style-name="Tabla1.B2" office:value-type="string">
            <text:p text:style-name="P2"><text:s/>Beta-ketoacyl synth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9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1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2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20</text:p>
          </table:table-cell>
          <table:table-cell table:style-name="Tabla1.B2" office:value-type="string">
            <text:p text:style-name="P2"><text:s/>Photosystem II PsbW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80</text:p>
          </table:table-cell>
          <table:table-cell table:style-name="Tabla1.B2" office:value-type="string">
            <text:p text:style-name="P2"><text:s/>Magnesium chelatase, ATPase subunit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50</text:p>
          </table:table-cell>
          <table:table-cell table:style-name="Tabla1.B2" office:value-type="string">
            <text:p text:style-name="P2"><text:s/>Aconitase/3-isopropylmalate dehydratase large subunit, alpha/beta/alpha, subdo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40</text:p>
          </table:table-cell>
          <table:table-cell table:style-name="Tabla1.B2" office:value-type="string">
            <text:p text:style-name="P2"><text:s/>RNA exonuclease n/a 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810</text:p>
          </table:table-cell>
          <table:table-cell table:style-name="Tabla1.B2" office:value-type="string">
            <text:p text:style-name="P2"><text:s/>Nicotinamide N-methyltransferase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00</text:p>
          </table:table-cell>
          <table:table-cell table:style-name="Tabla1.B2" office:value-type="string">
            <text:p text:style-name="P2"><text:s/>Nucleolar complex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10</text:p>
          </table:table-cell>
          <table:table-cell table:style-name="Tabla1.B2" office:value-type="string">
            <text:p text:style-name="P2"><text:s/>Transcriptional coactivator p15 PC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40</text:p>
          </table:table-cell>
          <table:table-cell table:style-name="Tabla1.B2" office:value-type="string">
            <text:p text:style-name="P2"><text:s/>Ribosomal protein S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9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30</text:p>
          </table:table-cell>
          <table:table-cell table:style-name="Tabla1.B2" office:value-type="string">
            <text:p text:style-name="P2"><text:s/>DNA-directed DNA polymerase, family B, pol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4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8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40</text:p>
          </table:table-cell>
          <table:table-cell table:style-name="Tabla1.B2" office:value-type="string">
            <text:p text:style-name="P2"><text:s/>Chorism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5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60</text:p>
          </table:table-cell>
          <table:table-cell table:style-name="Tabla1.B2" office:value-type="string">
            <text:p text:style-name="P2"><text:s/>Protein-S-isoprenylcystein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60</text:p>
          </table:table-cell>
          <table:table-cell table:style-name="Tabla1.B2" office:value-type="string">
            <text:p text:style-name="P2"><text:s/>Photosystem I PsaE, reaction centre subunit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7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10</text:p>
          </table:table-cell>
          <table:table-cell table:style-name="Tabla1.B2" office:value-type="string">
            <text:p text:style-name="P2"><text:s/>Sas10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30</text:p>
          </table:table-cell>
          <table:table-cell table:style-name="Tabla1.B2" office:value-type="string">
            <text:p text:style-name="P2"><text:s/>NO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4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6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0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90</text:p>
          </table:table-cell>
          <table:table-cell table:style-name="Tabla1.B2" office:value-type="string">
            <text:p text:style-name="P2"><text:s/>Ribosomal protein L15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00</text:p>
          </table:table-cell>
          <table:table-cell table:style-name="Tabla1.B2" office:value-type="string">
            <text:p text:style-name="P2"><text:s/>Glycine-tRNA ligase, alpha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650</text:p>
          </table:table-cell>
          <table:table-cell table:style-name="Tabla1.B2" office:value-type="string">
            <text:p text:style-name="P2">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8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2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3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0</text:p>
          </table:table-cell>
          <table:table-cell table:style-name="Tabla1.B2" office:value-type="string">
            <text:p text:style-name="P2"><text:s/>Bicoid-interacting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40</text:p>
          </table:table-cell>
          <table:table-cell table:style-name="Tabla1.B2" office:value-type="string">
            <text:p text:style-name="P2"><text:s/>Na+/H+ antiporter Nha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7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80</text:p>
          </table:table-cell>
          <table:table-cell table:style-name="Tabla1.B2" office:value-type="string">
            <text:p text:style-name="P2"><text:s/>mRNA capping enzym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9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5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70</text:p>
          </table:table-cell>
          <table:table-cell table:style-name="Tabla1.B2" office:value-type="string">
            <text:p text:style-name="P2"><text:s/>Protein phosphatase methylest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8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20</text:p>
          </table:table-cell>
          <table:table-cell table:style-name="Tabla1.B2" office:value-type="string">
            <text:p text:style-name="P2"><text:s/>Molybdopterin cofactor biosynthesis C Mo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50</text:p>
          </table:table-cell>
          <table:table-cell table:style-name="Tabla1.B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00</text:p>
          </table:table-cell>
          <table:table-cell table:style-name="Tabla1.B2" office:value-type="string">
            <text:p text:style-name="P2"><text:s/>Steadiness 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5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00</text:p>
          </table:table-cell>
          <table:table-cell table:style-name="Tabla1.B2" office:value-type="string">
            <text:p text:style-name="P2"><text:s/>U2 snRNP auxilliary factor, large subunit,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90</text:p>
          </table:table-cell>
          <table:table-cell table:style-name="Tabla1.B2" office:value-type="string">
            <text:p text:style-name="P2"><text:s/>U6 snRNA-associated Sm-like protein LSm4/Small nuclear ribonucle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1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20</text:p>
          </table:table-cell>
          <table:table-cell table:style-name="Tabla1.B2" office:value-type="string">
            <text:p text:style-name="P2"><text:s/>Triose phosphate/phosphoenolpyruvate transloca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9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7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50</text:p>
          </table:table-cell>
          <table:table-cell table:style-name="Tabla1.B2" office:value-type="string">
            <text:p text:style-name="P2"><text:s/>Protein of unknown function DUF28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4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B2" office:value-type="string">
            <text:p text:style-name="P2">' Orotidine 5''-phosphate decarboxylase, active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70</text:p>
          </table:table-cell>
          <table:table-cell table:style-name="Tabla1.B2" office:value-type="string">
            <text:p text:style-name="P2"><text:s/>Ribosomal protein 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2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4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0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0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20</text:p>
          </table:table-cell>
          <table:table-cell table:style-name="Tabla1.B2" office:value-type="string">
            <text:p text:style-name="P2"><text:s/>Hyaluronan/mRNA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9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30</text:p>
          </table:table-cell>
          <table:table-cell table:style-name="Tabla1.B2" office:value-type="string">
            <text:p text:style-name="P2"><text:s/>Phosphatidic acid phosphatase type 2/halo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9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2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3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280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9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70</text:p>
          </table:table-cell>
          <table:table-cell table:style-name="Tabla1.B2" office:value-type="string">
            <text:p text:style-name="P2"><text:s/>Acetohydroxy acid isomeroreductas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2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3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00</text:p>
          </table:table-cell>
          <table:table-cell table:style-name="Tabla1.B2" office:value-type="string">
            <text:p text:style-name="P2"><text:s/>Nucleoporin protein Ndc1-N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10</text:p>
          </table:table-cell>
          <table:table-cell table:style-name="Tabla1.B2" office:value-type="string">
            <text:p text:style-name="P2"><text:s/>tRNA uracil54-C5-methyltransferase,TrmA, <text:s/>proteobacter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30</text:p>
          </table:table-cell>
          <table:table-cell table:style-name="Tabla1.B2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50</text:p>
          </table:table-cell>
          <table:table-cell table:style-name="Tabla1.B2" office:value-type="string">
            <text:p text:style-name="P2"><text:s/>Ribosome biogenesis protein BRX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70</text:p>
          </table:table-cell>
          <table:table-cell table:style-name="Tabla1.B2" office:value-type="string">
            <text:p text:style-name="P2"><text:s/>Ribosomal protein S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0</text:p>
          </table:table-cell>
          <table:table-cell table:style-name="Tabla1.B2" office:value-type="string">
            <text:p text:style-name="P2"><text:s/>3-isopropylmalate dehydrat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6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8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B2" office:value-type="string">
            <text:p text:style-name="P2"><text:s/>Translation elongation factor P/YeiP, centr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4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7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50</text:p>
          </table:table-cell>
          <table:table-cell table:style-name="Tabla1.B2" office:value-type="string">
            <text:p text:style-name="P2">' 3''5''-cyclic nucleotide phosphodiesterase, conserved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60</text:p>
          </table:table-cell>
          <table:table-cell table:style-name="Tabla1.B2" office:value-type="string">
            <text:p text:style-name="P2"><text:s/>Coproporphyrinogen III oxid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7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80</text:p>
          </table:table-cell>
          <table:table-cell table:style-name="Tabla1.B2" office:value-type="string">
            <text:p text:style-name="P2"><text:s/>Ribosomal RNA small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80</text:p>
          </table:table-cell>
          <table:table-cell table:style-name="Tabla1.B2" office:value-type="string">
            <text:p text:style-name="P2"><text:s/>Zinc finger, N-recogn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51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40</text:p>
          </table:table-cell>
          <table:table-cell table:style-name="Tabla1.B2" office:value-type="string">
            <text:p text:style-name="P2"><text:s/>Sas10/Utp3/C1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50</text:p>
          </table:table-cell>
          <table:table-cell table:style-name="Tabla1.B2" office:value-type="string">
            <text:p text:style-name="P2"><text:s/>Glyoxalase/fosfomycin resistance/di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25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60</text:p>
          </table:table-cell>
          <table:table-cell table:style-name="Tabla1.B2" office:value-type="string">
            <text:p text:style-name="P2"><text:s/>Aconitase/3-isopropylmalate dehydratase, swiv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6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20</text:p>
          </table:table-cell>
          <table:table-cell table:style-name="Tabla1.B2" office:value-type="string">
            <text:p text:style-name="P2"><text:s/>Ergosterol biosynthesis ERG4/ERG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70</text:p>
          </table:table-cell>
          <table:table-cell table:style-name="Tabla1.B2" office:value-type="string">
            <text:p text:style-name="P2"><text:s/>Protein of unknown function DUF2214, 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B2" office:value-type="string">
            <text:p text:style-name="P2"><text:s/>Protein of unknown function DUF17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0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5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6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10</text:p>
          </table:table-cell>
          <table:table-cell table:style-name="Tabla1.B2" office:value-type="string">
            <text:p text:style-name="P2"><text:s/>Protein of unknown function DUF92, TMEM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20</text:p>
          </table:table-cell>
          <table:table-cell table:style-name="Tabla1.B2" office:value-type="string">
            <text:p text:style-name="P2"><text:s/>6-phosphogluconate dehydrogenase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80</text:p>
          </table:table-cell>
          <table:table-cell table:style-name="Tabla1.B2" office:value-type="string">
            <text:p text:style-name="P2"><text:s/>Mitochondrial import inner membrane translocase subunit Ti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90</text:p>
          </table:table-cell>
          <table:table-cell table:style-name="Tabla1.B2" office:value-type="string">
            <text:p text:style-name="P2"><text:s/>5-AMP-activated protein kinase, beta subunit, interac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0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760</text:p>
          </table:table-cell>
          <table:table-cell table:style-name="Tabla1.B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1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30</text:p>
          </table:table-cell>
          <table:table-cell table:style-name="Tabla1.B2" office:value-type="string">
            <text:p text:style-name="P2"><text:s/>Microtubule-associated protein RP/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40</text:p>
          </table:table-cell>
          <table:table-cell table:style-name="Tabla1.B2" office:value-type="string">
            <text:p text:style-name="P2"><text:s/>DNA-directed RNA polymerase, subunit C11/M/9 n/a <text:s/>DNA-directed RNA polymerase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20</text:p>
          </table:table-cell>
          <table:table-cell table:style-name="Tabla1.B2" office:value-type="string">
            <text:p text:style-name="P2"><text:s/>Ubiquitin-activating enzyme, E1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9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10</text:p>
          </table:table-cell>
          <table:table-cell table:style-name="Tabla1.B2" office:value-type="string">
            <text:p text:style-name="P2"><text:s/>Methylmalonic aciduria and homocystinuria type 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5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9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05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90</text:p>
          </table:table-cell>
          <table:table-cell table:style-name="Tabla1.B2" office:value-type="string">
            <text:p text:style-name="P2"><text:s/>Chloroplast envelope membrane protein, Ce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00</text:p>
          </table:table-cell>
          <table:table-cell table:style-name="Tabla1.B2" office:value-type="string">
            <text:p text:style-name="P2"><text:s/>Coatomer 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70</text:p>
          </table:table-cell>
          <table:table-cell table:style-name="Tabla1.B2" office:value-type="string">
            <text:p text:style-name="P2"><text:s/>P6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0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9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3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70</text:p>
          </table:table-cell>
          <table:table-cell table:style-name="Tabla1.B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90</text:p>
          </table:table-cell>
          <table:table-cell table:style-name="Tabla1.B2" office:value-type="string">
            <text:p text:style-name="P2"><text:s/>Beta-1,4-galact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00</text:p>
          </table:table-cell>
          <table:table-cell table:style-name="Tabla1.B2" office:value-type="string">
            <text:p text:style-name="P2"><text:s/>Bud-site selection protein, BUD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40</text:p>
          </table:table-cell>
          <table:table-cell table:style-name="Tabla1.B2" office:value-type="string">
            <text:p text:style-name="P2"><text:s/>Ribosomal protein S23/S29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60</text:p>
          </table:table-cell>
          <table:table-cell table:style-name="Tabla1.B2" office:value-type="string">
            <text:p text:style-name="P2"><text:s/>Ribosomal protein S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0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6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90</text:p>
          </table:table-cell>
          <table:table-cell table:style-name="Tabla1.B2" office:value-type="string">
            <text:p text:style-name="P2"><text:s/>Translation elongation factor EFTs/EF1B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25</text:p>
          </table:table-cell>
          <table:table-cell table:style-name="Tabla1.B2" office:value-type="string">
            <text:p text:style-name="P2"><text:s/>Metridin-like ShK toxin n/a 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70</text:p>
          </table:table-cell>
          <table:table-cell table:style-name="Tabla1.B2" office:value-type="string">
            <text:p text:style-name="P2"><text:s/>Domain of unknown function DUF41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4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90</text:p>
          </table:table-cell>
          <table:table-cell table:style-name="Tabla1.B2" office:value-type="string">
            <text:p text:style-name="P2"><text:s/>GINS complex, subunit Sld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10</text:p>
          </table:table-cell>
          <table:table-cell table:style-name="Tabla1.B2" office:value-type="string">
            <text:p text:style-name="P2"><text:s/>Aquapor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9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5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4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1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20</text:p>
          </table:table-cell>
          <table:table-cell table:style-name="Tabla1.B2" office:value-type="string">
            <text:p text:style-name="P2"><text:s/>SG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50</text:p>
          </table:table-cell>
          <table:table-cell table:style-name="Tabla1.B2" office:value-type="string">
            <text:p text:style-name="P2"><text:s/>Type II pantothen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70</text:p>
          </table:table-cell>
          <table:table-cell table:style-name="Tabla1.B2" office:value-type="string">
            <text:p text:style-name="P2"><text:s/>Small-subunit processome, Utp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0</text:p>
          </table:table-cell>
          <table:table-cell table:style-name="Tabla1.B2" office:value-type="string">
            <text:p text:style-name="P2"><text:s/>3-dehydroquin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9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30</text:p>
          </table:table-cell>
          <table:table-cell table:style-name="Tabla1.B2" office:value-type="string">
            <text:p text:style-name="P2"><text:s/>Iron-dependent fumarate 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80</text:p>
          </table:table-cell>
          <table:table-cell table:style-name="Tabla1.B2" office:value-type="string">
            <text:p text:style-name="P2"><text:s/>Universal stress protein 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12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0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5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80</text:p>
          </table:table-cell>
          <table:table-cell table:style-name="Tabla1.B2" office:value-type="string">
            <text:p text:style-name="P2"><text:s/>SWEET 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00</text:p>
          </table:table-cell>
          <table:table-cell table:style-name="Tabla1.B2" office:value-type="string">
            <text:p text:style-name="P2"><text:s/>Flav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2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B2" office:value-type="string">
            <text:p text:style-name="P2"><text:s/>Photosystem I PsaF, reaction centre subunit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7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8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2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8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90</text:p>
          </table:table-cell>
          <table:table-cell table:style-name="Tabla1.B2" office:value-type="string">
            <text:p text:style-name="P2"><text:s/>Magnesium chelatase, subunit H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80</text:p>
          </table:table-cell>
          <table:table-cell table:style-name="Tabla1.B2" office:value-type="string">
            <text:p text:style-name="P2"><text:s/>U6 snRNA-associated Sm-like protein LSm4/Small nuclear ribonucleoprote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5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80</text:p>
          </table:table-cell>
          <table:table-cell table:style-name="Tabla1.B2" office:value-type="string">
            <text:p text:style-name="P2"><text:s/>Zinc finger, C2H2, LY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0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10</text:p>
          </table:table-cell>
          <table:table-cell table:style-name="Tabla1.B2" office:value-type="string">
            <text:p text:style-name="P2"><text:s/>D1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0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3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5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6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6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6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8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30</text:p>
          </table:table-cell>
          <table:table-cell table:style-name="Tabla1.B2" office:value-type="string">
            <text:p text:style-name="P2"><text:s/>SAND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40</text:p>
          </table:table-cell>
          <table:table-cell table:style-name="Tabla1.B2" office:value-type="string">
            <text:p text:style-name="P2"><text:s/>Protein of unknown function DUF24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9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70</text:p>
          </table:table-cell>
          <table:table-cell table:style-name="Tabla1.B2" office:value-type="string">
            <text:p text:style-name="P2"><text:s/>1-deoxy-D-xylulose 5-phosphate reductoisom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2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5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90</text:p>
          </table:table-cell>
          <table:table-cell table:style-name="Tabla1.B2" office:value-type="string">
            <text:p text:style-name="P2"><text:s/>Telomerase ribonucleoprotein complex -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60</text:p>
          </table:table-cell>
          <table:table-cell table:style-name="Tabla1.B2" office:value-type="string">
            <text:p text:style-name="P2"><text:s/>RNA polymerase sigma-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2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90</text:p>
          </table:table-cell>
          <table:table-cell table:style-name="Tabla1.B2" office:value-type="string">
            <text:p text:style-name="P2"><text:s/>Beta-catenin-interacting IC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0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0</text:p>
          </table:table-cell>
          <table:table-cell table:style-name="Tabla1.B2" office:value-type="string">
            <text:p text:style-name="P2"><text:s/>Zinc finger, U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65</text:p>
          </table:table-cell>
          <table:table-cell table:style-name="Tabla1.B2" office:value-type="string">
            <text:p text:style-name="P2"><text:s/>Longin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310</text:p>
          </table:table-cell>
          <table:table-cell table:style-name="Tabla1.B2" office:value-type="string">
            <text:p text:style-name="P2"><text:s/>Ribosome biogenesis protein Nop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2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60</text:p>
          </table:table-cell>
          <table:table-cell table:style-name="Tabla1.B2" office:value-type="string">
            <text:p text:style-name="P2"><text:s/>Histone deacetylation protein Rxt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9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0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2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7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3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70</text:p>
          </table:table-cell>
          <table:table-cell table:style-name="Tabla1.B2" office:value-type="string">
            <text:p text:style-name="P2">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5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6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20</text:p>
          </table:table-cell>
          <table:table-cell table:style-name="Tabla1.B2" office:value-type="string">
            <text:p text:style-name="P2"><text:s/>Protein of unknown function DUF12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30</text:p>
          </table:table-cell>
          <table:table-cell table:style-name="Tabla1.B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50</text:p>
          </table:table-cell>
          <table:table-cell table:style-name="Tabla1.B2" office:value-type="string">
            <text:p text:style-name="P2"><text:s/>Ribosomal protein L11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8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90</text:p>
          </table:table-cell>
          <table:table-cell table:style-name="Tabla1.B2" office:value-type="string">
            <text:p text:style-name="P2"><text:s/>Mitochondrial import receptor subunit TOM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542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4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1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2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90</text:p>
          </table:table-cell>
          <table:table-cell table:style-name="Tabla1.B2" office:value-type="string">
            <text:p text:style-name="P2"><text:s/>GTP cyclohydro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40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00</text:p>
          </table:table-cell>
          <table:table-cell table:style-name="Tabla1.B2" office:value-type="string">
            <text:p text:style-name="P2"><text:s/>Vesicle transport protein, Got1/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5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6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5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1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5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6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20</text:p>
          </table:table-cell>
          <table:table-cell table:style-name="Tabla1.B2" office:value-type="string">
            <text:p text:style-name="P2"><text:s/>Folate-sensitive fragile site protein Fra10A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3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4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9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7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80</text:p>
          </table:table-cell>
          <table:table-cell table:style-name="Tabla1.B2" office:value-type="string">
            <text:p text:style-name="P2"><text:s/>Ribosome biogenesis protein BMS1/TSR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30</text:p>
          </table:table-cell>
          <table:table-cell table:style-name="Tabla1.B2" office:value-type="string">
            <text:p text:style-name="P2"><text:s/>Porphobilinogen deami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80</text:p>
          </table:table-cell>
          <table:table-cell table:style-name="Tabla1.B2" office:value-type="string">
            <text:p text:style-name="P2"><text:s/>Endonuclease III-like, iron-sulphu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50</text:p>
          </table:table-cell>
          <table:table-cell table:style-name="Tabla1.B2" office:value-type="string">
            <text:p text:style-name="P2"><text:s/>U3 small nucleolar ribonucleoprotein complex, subunit Mpp10p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47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2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1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6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2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4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9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8</text:p>
          </table:table-cell>
          <table:table-cell table:style-name="Tabla1.B2" office:value-type="string">
            <text:p text:style-name="P2"><text:s/>Sugar nucleotide epimerase YfcH,-like putativ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2</text:p>
          </table:table-cell>
          <table:table-cell table:style-name="Tabla1.B2" office:value-type="string">
            <text:p text:style-name="P2"><text:s/>Ubiquitinyl hydrolase, UCH37 type n/a <text:s/>Ubiquitinyl hydrolase, UCH37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50</text:p>
          </table:table-cell>
          <table:table-cell table:style-name="Tabla1.B2" office:value-type="string">
            <text:p text:style-name="P2"><text:s/>Thrombospondin, type 1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50</text:p>
          </table:table-cell>
          <table:table-cell table:style-name="Tabla1.B2" office:value-type="string">
            <text:p text:style-name="P2"><text:s/>Myristoyl-CoA:protein N-myristoyl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7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40</text:p>
          </table:table-cell>
          <table:table-cell table:style-name="Tabla1.B2" office:value-type="string">
            <text:p text:style-name="P2"><text:s/>Threonine dehydratase, catab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7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8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9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20</text:p>
          </table:table-cell>
          <table:table-cell table:style-name="Tabla1.B2" office:value-type="string">
            <text:p text:style-name="P2"><text:s/>Sad1/UNC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40</text:p>
          </table:table-cell>
          <table:table-cell table:style-name="Tabla1.B2" office:value-type="string">
            <text:p text:style-name="P2"><text:s/>DNA topoisomerase VI, subunit B, transduc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5</text:p>
          </table:table-cell>
          <table:table-cell table:style-name="Tabla1.B2" office:value-type="string">
            <text:p text:style-name="P2"><text:s/>tRNA transferase Trm5/Tyw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02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8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40</text:p>
          </table:table-cell>
          <table:table-cell table:style-name="Tabla1.B2" office:value-type="string">
            <text:p text:style-name="P2"><text:s/>Mitochondrial glyc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10</text:p>
          </table:table-cell>
          <table:table-cell table:style-name="Tabla1.B2" office:value-type="string">
            <text:p text:style-name="P2"><text:s/>Domain of unknown function DUF17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30</text:p>
          </table:table-cell>
          <table:table-cell table:style-name="Tabla1.B2" office:value-type="string">
            <text:p text:style-name="P2"><text:s/>AIG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0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3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5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6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70</text:p>
          </table:table-cell>
          <table:table-cell table:style-name="Tabla1.B2" office:value-type="string">
            <text:p text:style-name="P2"><text:s/>BCP1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0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5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0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5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20</text:p>
          </table:table-cell>
          <table:table-cell table:style-name="Tabla1.B2" office:value-type="string">
            <text:p text:style-name="P2"><text:s/>Acyl transferase/acyl hydrolase/lysophospholi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80</text:p>
          </table:table-cell>
          <table:table-cell table:style-name="Tabla1.B2" office:value-type="string">
            <text:p text:style-name="P2"><text:s/>Ribosome biogenesis factor, NIP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6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10</text:p>
          </table:table-cell>
          <table:table-cell table:style-name="Tabla1.B2" office:value-type="string">
            <text:p text:style-name="P2"><text:s/>Fatty acid hydroxylase n/a <text:s/>Fatty acid hydroxy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50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30</text:p>
          </table:table-cell>
          <table:table-cell table:style-name="Tabla1.B2" office:value-type="string">
            <text:p text:style-name="P2"><text:s/>Uncharacterised protein family Ycf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10</text:p>
          </table:table-cell>
          <table:table-cell table:style-name="Tabla1.B2" office:value-type="string">
            <text:p text:style-name="P2"><text:s/>MAG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4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90</text:p>
          </table:table-cell>
          <table:table-cell table:style-name="Tabla1.B2" office:value-type="string">
            <text:p text:style-name="P2"><text:s/>RNA polymerase III, subunit R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0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1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2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30</text:p>
          </table:table-cell>
          <table:table-cell table:style-name="Tabla1.B2" office:value-type="string">
            <text:p text:style-name="P2"><text:s/>Rhamnose mutaro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40</text:p>
          </table:table-cell>
          <table:table-cell table:style-name="Tabla1.B2" office:value-type="string">
            <text:p text:style-name="P2"><text:s/>Phosphorylated adapter RNA export protein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4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60</text:p>
          </table:table-cell>
          <table:table-cell table:style-name="Tabla1.B2" office:value-type="string">
            <text:p text:style-name="P2"><text:s/>Valyl/Leucyl/Isoleucyl-tRNA synthetase, class I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3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7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7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3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20</text:p>
          </table:table-cell>
          <table:table-cell table:style-name="Tabla1.B2" office:value-type="string">
            <text:p text:style-name="P2"><text:s/>UDP-3-O-acyl N-acetylglucosamine deacetyl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3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50</text:p>
          </table:table-cell>
          <table:table-cell table:style-name="Tabla1.B2" office:value-type="string">
            <text:p text:style-name="P2"><text:s/>Protein of unknown function DUF1077, TMEM8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31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2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0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20</text:p>
          </table:table-cell>
          <table:table-cell table:style-name="Tabla1.B2" office:value-type="string">
            <text:p text:style-name="P2"><text:s/>Essential protein Yae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40</text:p>
          </table:table-cell>
          <table:table-cell table:style-name="Tabla1.B2" office:value-type="string">
            <text:p text:style-name="P2"><text:s/>T-complex protein 1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6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8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10</text:p>
          </table:table-cell>
          <table:table-cell table:style-name="Tabla1.B2" office:value-type="string">
            <text:p text:style-name="P2"><text:s/>RIO2 kinase, winged heli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9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30</text:p>
          </table:table-cell>
          <table:table-cell table:style-name="Tabla1.B2" office:value-type="string">
            <text:p text:style-name="P2"><text:s/>Guanine nucleotide-binding protein-like 3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10</text:p>
          </table:table-cell>
          <table:table-cell table:style-name="Tabla1.B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3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60</text:p>
          </table:table-cell>
          <table:table-cell table:style-name="Tabla1.B2" office:value-type="string">
            <text:p text:style-name="P2"><text:s/>My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0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10</text:p>
          </table:table-cell>
          <table:table-cell table:style-name="Tabla1.B2" office:value-type="string">
            <text:p text:style-name="P2"><text:s/>Photosystem II S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2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7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90</text:p>
          </table:table-cell>
          <table:table-cell table:style-name="Tabla1.B2" office:value-type="string">
            <text:p text:style-name="P2"><text:s/>Protein of unknown function DUF1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10</text:p>
          </table:table-cell>
          <table:table-cell table:style-name="Tabla1.B2" office:value-type="string">
            <text:p text:style-name="P2"><text:s/>Hydantoinaseoxoprolin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30</text:p>
          </table:table-cell>
          <table:table-cell table:style-name="Tabla1.B2" office:value-type="string">
            <text:p text:style-name="P2"><text:s/>Protein of unknown function DUF6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6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40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9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4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60</text:p>
          </table:table-cell>
          <table:table-cell table:style-name="Tabla1.B2" office:value-type="string">
            <text:p text:style-name="P2"><text:s/>Transcription antitermination protein NusG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430</text:p>
          </table:table-cell>
          <table:table-cell table:style-name="Tabla1.B2" office:value-type="string">
            <text:p text:style-name="P2"><text:s/>Exocyst complex component Sec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00</text:p>
          </table:table-cell>
          <table:table-cell table:style-name="Tabla1.B2" office:value-type="string">
            <text:p text:style-name="P2"><text:s/>Protein of unknown function DUF6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3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5</text:p>
          </table:table-cell>
          <table:table-cell table:style-name="Tabla1.B2" office:value-type="string">
            <text:p text:style-name="P2"><text:s/>Protein of unknown function DUF35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00</text:p>
          </table:table-cell>
          <table:table-cell table:style-name="Tabla1.B2" office:value-type="string">
            <text:p text:style-name="P2"><text:s/>Anaphase-promoting complex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80</text:p>
          </table:table-cell>
          <table:table-cell table:style-name="Tabla1.B2" office:value-type="string">
            <text:p text:style-name="P2"><text:s/>RNA-binding motif protein 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4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60</text:p>
          </table:table-cell>
          <table:table-cell table:style-name="Tabla1.B2" office:value-type="string">
            <text:p text:style-name="P2"><text:s/>Rad21/Rec8-like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8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9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20</text:p>
          </table:table-cell>
          <table:table-cell table:style-name="Tabla1.B2" office:value-type="string">
            <text:p text:style-name="P2"><text:s/>Ribosomal protein L22/L1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40</text:p>
          </table:table-cell>
          <table:table-cell table:style-name="Tabla1.B2" office:value-type="string">
            <text:p text:style-name="P2"><text:s/>Importin-beta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8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70</text:p>
          </table:table-cell>
          <table:table-cell table:style-name="Tabla1.B2" office:value-type="string">
            <text:p text:style-name="P2"><text:s/>DAHP synthetase, class II n/a <text:s/>DAHP synthetase, class II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5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B2" office:value-type="string">
            <text:p text:style-name="P2"><text:s/>Photosystem I Ycf4, assemb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30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0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1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30</text:p>
          </table:table-cell>
          <table:table-cell table:style-name="Tabla1.B2" office:value-type="string">
            <text:p text:style-name="P2"><text:s/>U4/U6 small nuclear ribonucleoprotein P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8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4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80</text:p>
          </table:table-cell>
          <table:table-cell table:style-name="Tabla1.B2" office:value-type="string">
            <text:p text:style-name="P2"><text:s/>Putative E3 ubiquitin-protein ligase, makor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00</text:p>
          </table:table-cell>
          <table:table-cell table:style-name="Tabla1.B2" office:value-type="string">
            <text:p text:style-name="P2"><text:s/>Nin one binding NOB1 Zn-ribbo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70</text:p>
          </table:table-cell>
          <table:table-cell table:style-name="Tabla1.B2" office:value-type="string">
            <text:p text:style-name="P2"><text:s/>Eukaryotic translation initiation factor 3 subunit 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00</text:p>
          </table:table-cell>
          <table:table-cell table:style-name="Tabla1.B2" office:value-type="string">
            <text:p text:style-name="P2"><text:s/>Indole-3-glycerol 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4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9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00</text:p>
          </table:table-cell>
          <table:table-cell table:style-name="Tabla1.B2" office:value-type="string">
            <text:p text:style-name="P2"><text:s/>Uncharacterised protein family UPF00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15</text:p>
          </table:table-cell>
          <table:table-cell table:style-name="Tabla1.B2" office:value-type="string">
            <text:p text:style-name="P2"><text:s/>GW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4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20</text:p>
          </table:table-cell>
          <table:table-cell table:style-name="Tabla1.B2" office:value-type="string">
            <text:p text:style-name="P2"><text:s/>Polyphosphate kin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8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9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2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40</text:p>
          </table:table-cell>
          <table:table-cell table:style-name="Tabla1.B2" office:value-type="string">
            <text:p text:style-name="P2"><text:s/>Cytochrome b6/f complex, subunit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0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2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80</text:p>
          </table:table-cell>
          <table:table-cell table:style-name="Tabla1.B2" office:value-type="string">
            <text:p text:style-name="P2"><text:s/>Protein arginine N-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79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70</text:p>
          </table:table-cell>
          <table:table-cell table:style-name="Tabla1.B2" office:value-type="string">
            <text:p text:style-name="P2"><text:s/>SSX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4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6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20</text:p>
          </table:table-cell>
          <table:table-cell table:style-name="Tabla1.B2" office:value-type="string">
            <text:p text:style-name="P2"><text:s/>PAP/25A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0</text:p>
          </table:table-cell>
          <table:table-cell table:style-name="Tabla1.B2" office:value-type="string">
            <text:p text:style-name="P2"><text:s/>Fibrilla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5</text:p>
          </table:table-cell>
          <table:table-cell table:style-name="Tabla1.B2" office:value-type="string">
            <text:p text:style-name="P2"><text:s/>Enamine/imine deaminase Yjg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3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4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3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5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1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6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10</text:p>
          </table:table-cell>
          <table:table-cell table:style-name="Tabla1.B2" office:value-type="string">
            <text:p text:style-name="P2"><text:s/>Cytochrome P450, E-class, group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60</text:p>
          </table:table-cell>
          <table:table-cell table:style-name="Tabla1.B2" office:value-type="string">
            <text:p text:style-name="P2"><text:s/>Ribosomal protein L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90</text:p>
          </table:table-cell>
          <table:table-cell table:style-name="Tabla1.B2" office:value-type="string">
            <text:p text:style-name="P2"><text:s/>Folate recepto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70</text:p>
          </table:table-cell>
          <table:table-cell table:style-name="Tabla1.B2" office:value-type="string">
            <text:p text:style-name="P2"><text:s/>rRNA-processing protein EFG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8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0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1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45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70</text:p>
          </table:table-cell>
          <table:table-cell table:style-name="Tabla1.B2" office:value-type="string">
            <text:p text:style-name="P2"><text:s/>Structural maintenance of chromosomes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8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90</text:p>
          </table:table-cell>
          <table:table-cell table:style-name="Tabla1.B2" office:value-type="string">
            <text:p text:style-name="P2"><text:s/>Magnesium-protoporphyrin IX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40</text:p>
          </table:table-cell>
          <table:table-cell table:style-name="Tabla1.B2" office:value-type="string">
            <text:p text:style-name="P2"><text:s/>Copper amine oxidase, N2/N3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0</text:p>
          </table:table-cell>
          <table:table-cell table:style-name="Tabla1.B2" office:value-type="string">
            <text:p text:style-name="P2"><text:s/>tRNA adenine58-N1-methyltransferase catalytic subunit GCD14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90</text:p>
          </table:table-cell>
          <table:table-cell table:style-name="Tabla1.B2" office:value-type="string">
            <text:p text:style-name="P2"><text:s/>ATPase, V0 complex, subunit e1/e2 n/a <text:s/>ATPase, V0 complex, subunit e1/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0</text:p>
          </table:table-cell>
          <table:table-cell table:style-name="Tabla1.B2" office:value-type="string">
            <text:p text:style-name="P2"><text:s/>SUF system FeS cluster assembly, Suf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05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B2" office:value-type="string">
            <text:p text:style-name="P2"><text:s/>Tryptophan synthase beta chain/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70</text:p>
          </table:table-cell>
          <table:table-cell table:style-name="Tabla1.B2" office:value-type="string">
            <text:p text:style-name="P2"><text:s/>Protein of unknown function DUF858, 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8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1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5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7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90</text:p>
          </table:table-cell>
          <table:table-cell table:style-name="Tabla1.B2" office:value-type="string">
            <text:p text:style-name="P2"><text:s/>Protein of unknown function DUF20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0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60</text:p>
          </table:table-cell>
          <table:table-cell table:style-name="Tabla1.B2" office:value-type="string">
            <text:p text:style-name="P2"><text:s/>Auxin efflux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5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90</text:p>
          </table:table-cell>
          <table:table-cell table:style-name="Tabla1.B2" office:value-type="string">
            <text:p text:style-name="P2"><text:s/>Uracil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5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5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5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2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2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40</text:p>
          </table:table-cell>
          <table:table-cell table:style-name="Tabla1.B2" office:value-type="string">
            <text:p text:style-name="P2"><text:s/>Nrap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5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40</text:p>
          </table:table-cell>
          <table:table-cell table:style-name="Tabla1.B2" office:value-type="string">
            <text:p text:style-name="P2"><text:s/>ATPase, V1 complex, subunit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60</text:p>
          </table:table-cell>
          <table:table-cell table:style-name="Tabla1.B2" office:value-type="string">
            <text:p text:style-name="P2"><text:s/>6-phosphogluconate dehydrogenase, decarboxyla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7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80</text:p>
          </table:table-cell>
          <table:table-cell table:style-name="Tabla1.B2" office:value-type="string">
            <text:p text:style-name="P2"><text:s/>Domain of unknown function DUF1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50</text:p>
          </table:table-cell>
          <table:table-cell table:style-name="Tabla1.B2" office:value-type="string">
            <text:p text:style-name="P2"><text:s/>Ribosomal protein L18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6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1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6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80</text:p>
          </table:table-cell>
          <table:table-cell table:style-name="Tabla1.B2" office:value-type="string">
            <text:p text:style-name="P2"><text:s/>Phox/Bem1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660</text:p>
          </table:table-cell>
          <table:table-cell table:style-name="Tabla1.B2" office:value-type="string">
            <text:p text:style-name="P2"><text:s/>Ribosomal RNA assembly K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8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0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20</text:p>
          </table:table-cell>
          <table:table-cell table:style-name="Tabla1.B2" office:value-type="string">
            <text:p text:style-name="P2">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2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60</text:p>
          </table:table-cell>
          <table:table-cell table:style-name="Tabla1.B2" office:value-type="string">
            <text:p text:style-name="P2"><text:s/>Serine/threonine- / dual specificity protein kinase, catalytic <text:s/>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70</text:p>
          </table:table-cell>
          <table:table-cell table:style-name="Tabla1.B2" office:value-type="string">
            <text:p text:style-name="P2">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50</text:p>
          </table:table-cell>
          <table:table-cell table:style-name="Tabla1.B2" office:value-type="string">
            <text:p text:style-name="P2"><text:s/>RNA polymerase II, Rpb4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9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0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50</text:p>
          </table:table-cell>
          <table:table-cell table:style-name="Tabla1.B2" office:value-type="string">
            <text:p text:style-name="P2"><text:s/>Domain of unknown function DUF388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0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80</text:p>
          </table:table-cell>
          <table:table-cell table:style-name="Tabla1.B2" office:value-type="string">
            <text:p text:style-name="P2"><text:s/>LytB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90</text:p>
          </table:table-cell>
          <table:table-cell table:style-name="Tabla1.B2" office:value-type="string">
            <text:p text:style-name="P2"><text:s/>Phospholipase C, phosphatidylinositol-specific, 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2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3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49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3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5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70</text:p>
          </table:table-cell>
          <table:table-cell table:style-name="Tabla1.B2" office:value-type="string">
            <text:p text:style-name="P2"><text:s/>UDP-glucose 4-epimeras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80</text:p>
          </table:table-cell>
          <table:table-cell table:style-name="Tabla1.B2" office:value-type="string">
            <text:p text:style-name="P2"><text:s/>Methyltransfer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10</text:p>
          </table:table-cell>
          <table:table-cell table:style-name="Tabla1.B2" office:value-type="string">
            <text:p text:style-name="P2"><text:s/>3,4-dihydroxy-2-butanone 4-phosphate synthase, Rib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30</text:p>
          </table:table-cell>
          <table:table-cell table:style-name="Tabla1.B2" office:value-type="string">
            <text:p text:style-name="P2"><text:s/>Surfeit locu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50</text:p>
          </table:table-cell>
          <table:table-cell table:style-name="Tabla1.B2" office:value-type="string">
            <text:p text:style-name="P2"><text:s/>GHMP kin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00</text:p>
          </table:table-cell>
          <table:table-cell table:style-name="Tabla1.B2" office:value-type="string">
            <text:p text:style-name="P2"><text:s/>DT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30</text:p>
          </table:table-cell>
          <table:table-cell table:style-name="Tabla1.B2" office:value-type="string">
            <text:p text:style-name="P2"><text:s/>Zinc finger, Do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2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8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5</text:p>
          </table:table-cell>
          <table:table-cell table:style-name="Tabla1.B2" office:value-type="string">
            <text:p text:style-name="P2"><text:s/>FAD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5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90</text:p>
          </table:table-cell>
          <table:table-cell table:style-name="Tabla1.B2" office:value-type="string">
            <text:p text:style-name="P2"><text:s/>DNA-binding WRK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5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9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6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30</text:p>
          </table:table-cell>
          <table:table-cell table:style-name="Tabla1.B2" office:value-type="string">
            <text:p text:style-name="P2"><text:s/>ERGosterol biosynthesis methyltransfer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5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70</text:p>
          </table:table-cell>
          <table:table-cell table:style-name="Tabla1.B2" office:value-type="string">
            <text:p text:style-name="P2"><text:s/>Phosphoglycerate mutase, 2,3-bisphosphoglycerate-in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8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30</text:p>
          </table:table-cell>
          <table:table-cell table:style-name="Tabla1.B2" office:value-type="string">
            <text:p text:style-name="P2"><text:s/>Aromatic amino acid beta-eliminating lyase/threonine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50</text:p>
          </table:table-cell>
          <table:table-cell table:style-name="Tabla1.B2" office:value-type="string">
            <text:p text:style-name="P2"><text:s/>Transcription factor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9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7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20</text:p>
          </table:table-cell>
          <table:table-cell table:style-name="Tabla1.B2" office:value-type="string">
            <text:p text:style-name="P2"><text:s/>Chorismate mutase, AroQ class, eu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30</text:p>
          </table:table-cell>
          <table:table-cell table:style-name="Tabla1.B2" office:value-type="string">
            <text:p text:style-name="P2"><text:s/>Ribosomal RNA adenine methylase transf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7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80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90</text:p>
          </table:table-cell>
          <table:table-cell table:style-name="Tabla1.B2" office:value-type="string">
            <text:p text:style-name="P2"><text:s/>Small-subunit processome, Ut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1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4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6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8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9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B2" office:value-type="string">
            <text:p text:style-name="P2"><text:s/>Aspartate-tRNA ligase, class IIb, bacterial/mitochond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20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20</text:p>
          </table:table-cell>
          <table:table-cell table:style-name="Tabla1.B2" office:value-type="string">
            <text:p text:style-name="P2"><text:s/>S-adenosyl-L-methionine-dependent methyltransferase, MraW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7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3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1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20</text:p>
          </table:table-cell>
          <table:table-cell table:style-name="Tabla1.B2" office:value-type="string">
            <text:p text:style-name="P2"><text:s/>Aspartic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B2" office:value-type="string">
            <text:p text:style-name="P2"><text:s/>Signal transduction histidine kinase, phosphotransfer Hp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0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20</text:p>
          </table:table-cell>
          <table:table-cell table:style-name="Tabla1.B2" office:value-type="string">
            <text:p text:style-name="P2"><text:s/>Triosephosphate isomerase n/a <text:s/>Triosephosphat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90</text:p>
          </table:table-cell>
          <table:table-cell table:style-name="Tabla1.B2" office:value-type="string">
            <text:p text:style-name="P2">' tRNA cytidine/uridine-2''-O--methyltransf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10</text:p>
          </table:table-cell>
          <table:table-cell table:style-name="Tabla1.B2" office:value-type="string">
            <text:p text:style-name="P2"><text:s/>Scavenger mRNA decapping enzyme DcpS/DCS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3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6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10</text:p>
          </table:table-cell>
          <table:table-cell table:style-name="Tabla1.B2" office:value-type="string">
            <text:p text:style-name="P2"><text:s/>Transcription factor <text:s/>Iw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70</text:p>
          </table:table-cell>
          <table:table-cell table:style-name="Tabla1.B2" office:value-type="string">
            <text:p text:style-name="P2"><text:s/>Calcium release-activated calcium channe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60</text:p>
          </table:table-cell>
          <table:table-cell table:style-name="Tabla1.B2" office:value-type="string">
            <text:p text:style-name="P2"><text:s/>Vacuolar protein sorting-associated protein 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6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92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20</text:p>
          </table:table-cell>
          <table:table-cell table:style-name="Tabla1.B2" office:value-type="string">
            <text:p text:style-name="P2"><text:s/>Ribosomal RNA adenine methylase transf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60</text:p>
          </table:table-cell>
          <table:table-cell table:style-name="Tabla1.B2" office:value-type="string">
            <text:p text:style-name="P2"><text:s/>G10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60</text:p>
          </table:table-cell>
          <table:table-cell table:style-name="Tabla1.B2" office:value-type="string">
            <text:p text:style-name="P2"><text:s/>4-hydroxy-3-methylbut-2-en-1-yl diphosphate synthase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0</text:p>
          </table:table-cell>
          <table:table-cell table:style-name="Tabla1.B2" office:value-type="string">
            <text:p text:style-name="P2"><text:s/>Pyridoxal phosphate-dependent transferase, major region, subdomain 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15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10</text:p>
          </table:table-cell>
          <table:table-cell table:style-name="Tabla1.B2" office:value-type="string">
            <text:p text:style-name="P2"><text:s/>Pseudouridine synthase Tr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1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60</text:p>
          </table:table-cell>
          <table:table-cell table:style-name="Tabla1.B2" office:value-type="string">
            <text:p text:style-name="P2">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40</text:p>
          </table:table-cell>
          <table:table-cell table:style-name="Tabla1.B2" office:value-type="string">
            <text:p text:style-name="P2"><text:s/>Protein of unknown function DUF109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40</text:p>
          </table:table-cell>
          <table:table-cell table:style-name="Tabla1.B2" office:value-type="string">
            <text:p text:style-name="P2"><text:s/>Histone H4 acetyltransferase, NuA4 complex, Ea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1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0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40</text:p>
          </table:table-cell>
          <table:table-cell table:style-name="Tabla1.B2" office:value-type="string">
            <text:p text:style-name="P2"><text:s/>De-etiolated protein 1, De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10</text:p>
          </table:table-cell>
          <table:table-cell table:style-name="Tabla1.B2" office:value-type="string">
            <text:p text:style-name="P2"><text:s/>D-cysteine desulf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9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5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9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4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75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10</text:p>
          </table:table-cell>
          <table:table-cell table:style-name="Tabla1.B2" office:value-type="string">
            <text:p text:style-name="P2"><text:s/>O-acyltransferase, WSD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5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10</text:p>
          </table:table-cell>
          <table:table-cell table:style-name="Tabla1.B2" office:value-type="string">
            <text:p text:style-name="P2"><text:s/>S-adenosyl-L-homocysteine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40</text:p>
          </table:table-cell>
          <table:table-cell table:style-name="Tabla1.B2" office:value-type="string">
            <text:p text:style-name="P2"><text:s/>Exocyst complex component Sec1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50</text:p>
          </table:table-cell>
          <table:table-cell table:style-name="Tabla1.B2" office:value-type="string">
            <text:p text:style-name="P2"><text:s/>B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90</text:p>
          </table:table-cell>
          <table:table-cell table:style-name="Tabla1.B2" office:value-type="string">
            <text:p text:style-name="P2">' 3''-5'' exonuclease domain'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8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6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10</text:p>
          </table:table-cell>
          <table:table-cell table:style-name="Tabla1.B2" office:value-type="string">
            <text:p text:style-name="P2"><text:s/>Methyltransferase type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30</text:p>
          </table:table-cell>
          <table:table-cell table:style-name="Tabla1.B2" office:value-type="string">
            <text:p text:style-name="P2"><text:s/>Surfeit locus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50</text:p>
          </table:table-cell>
          <table:table-cell table:style-name="Tabla1.B2" office:value-type="string">
            <text:p text:style-name="P2"><text:s/>Ribosomal protein L18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10</text:p>
          </table:table-cell>
          <table:table-cell table:style-name="Tabla1.B2" office:value-type="string">
            <text:p text:style-name="P2"><text:s/>Lecithin:cholesterol/phospholipid: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0</text:p>
          </table:table-cell>
          <table:table-cell table:style-name="Tabla1.B2" office:value-type="string">
            <text:p text:style-name="P2"><text:s/>Kua-ubiquitin conjugating enzyme hybrid, local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4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20</text:p>
          </table:table-cell>
          <table:table-cell table:style-name="Tabla1.B2" office:value-type="string">
            <text:p text:style-name="P2"><text:s/>Protein kinase, ATP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5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8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40</text:p>
          </table:table-cell>
          <table:table-cell table:style-name="Tabla1.B2" office:value-type="string">
            <text:p text:style-name="P2"><text:s/>Impac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5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1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20</text:p>
          </table:table-cell>
          <table:table-cell table:style-name="Tabla1.B2" office:value-type="string">
            <text:p text:style-name="P2"><text:s/>Bud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70</text:p>
          </table:table-cell>
          <table:table-cell table:style-name="Tabla1.B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20</text:p>
          </table:table-cell>
          <table:table-cell table:style-name="Tabla1.B2" office:value-type="string">
            <text:p text:style-name="P2"><text:s/>CRC domain n/a <text:s/>CR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80</text:p>
          </table:table-cell>
          <table:table-cell table:style-name="Tabla1.B2" office:value-type="string">
            <text:p text:style-name="P2"><text:s/>mRNA guanine-N7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44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5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90</text:p>
          </table:table-cell>
          <table:table-cell table:style-name="Tabla1.B2" office:value-type="string">
            <text:p text:style-name="P2"><text:s/>Nucleolar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0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8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5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10</text:p>
          </table:table-cell>
          <table:table-cell table:style-name="Tabla1.B2" office:value-type="string">
            <text:p text:style-name="P2"><text:s/>DNA primase, UL52/UL70 type, Herpesvirid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40</text:p>
          </table:table-cell>
          <table:table-cell table:style-name="Tabla1.B2" office:value-type="string">
            <text:p text:style-name="P2"><text:s/>DNA replication factor Dna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7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1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6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30</text:p>
          </table:table-cell>
          <table:table-cell table:style-name="Tabla1.B2" office:value-type="string">
            <text:p text:style-name="P2"><text:s/>M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9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30</text:p>
          </table:table-cell>
          <table:table-cell table:style-name="Tabla1.B2" office:value-type="string">
            <text:p text:style-name="P2"><text:s/>Riboflavin synthase-like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90</text:p>
          </table:table-cell>
          <table:table-cell table:style-name="Tabla1.B2" office:value-type="string">
            <text:p text:style-name="P2"><text:s/>MoeZ/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70</text:p>
          </table:table-cell>
          <table:table-cell table:style-name="Tabla1.B2" office:value-type="string">
            <text:p text:style-name="P2"><text:s/>Regulator of chromosome condensation 1/beta-lactamase-inhibitor protein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90</text:p>
          </table:table-cell>
          <table:table-cell table:style-name="Tabla1.B2" office:value-type="string">
            <text:p text:style-name="P2"><text:s/>Transcription factor D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330</text:p>
          </table:table-cell>
          <table:table-cell table:style-name="Tabla1.B2" office:value-type="string">
            <text:p text:style-name="P2"><text:s/>Domain of unknown function DUF44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50</text:p>
          </table:table-cell>
          <table:table-cell table:style-name="Tabla1.B2" office:value-type="string">
            <text:p text:style-name="P2"><text:s/>Phosphatidylinositol N-acetylgluc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70</text:p>
          </table:table-cell>
          <table:table-cell table:style-name="Tabla1.B2" office:value-type="string">
            <text:p text:style-name="P2"><text:s/>Fumarase C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90</text:p>
          </table:table-cell>
          <table:table-cell table:style-name="Tabla1.B2" office:value-type="string">
            <text:p text:style-name="P2"><text:s/>Protein of unknown function DUF42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70</text:p>
          </table:table-cell>
          <table:table-cell table:style-name="Tabla1.B2" office:value-type="string">
            <text:p text:style-name="P2"><text:s/>Fructose-bisphosphate aldolase, class II, yeast/E. coli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5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8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20</text:p>
          </table:table-cell>
          <table:table-cell table:style-name="Tabla1.B2" office:value-type="string">
            <text:p text:style-name="P2"><text:s/>tRNA-splicing ligase, Rtc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8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2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3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5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5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5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3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8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10</text:p>
          </table:table-cell>
          <table:table-cell table:style-name="Tabla1.B2" office:value-type="string">
            <text:p text:style-name="P2"><text:s/>Imidazoleglycerol-phosphate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80</text:p>
          </table:table-cell>
          <table:table-cell table:style-name="Tabla1.B2" office:value-type="string">
            <text:p text:style-name="P2"><text:s/>Histone-like DNA-binding prote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20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5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86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7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8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80</text:p>
          </table:table-cell>
          <table:table-cell table:style-name="Tabla1.B2" office:value-type="string">
            <text:p text:style-name="P2"><text:s/>Imidazole glycerol phosphate synthase HisH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0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40</text:p>
          </table:table-cell>
          <table:table-cell table:style-name="Tabla1.B2" office:value-type="string">
            <text:p text:style-name="P2"><text:s/>Transcriptional activator NFYC/HAP5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40</text:p>
          </table:table-cell>
          <table:table-cell table:style-name="Tabla1.B2" office:value-type="string">
            <text:p text:style-name="P2"><text:s/>Acetolactate synthase, small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9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B2" office:value-type="string">
            <text:p text:style-name="P2"><text:s/>Tetrapyrrole biosynthesis, glutamyl-tRNA reduct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2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70</text:p>
          </table:table-cell>
          <table:table-cell table:style-name="Tabla1.B2" office:value-type="string">
            <text:p text:style-name="P2"><text:s/>Uncharacterised domain Wax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80</text:p>
          </table:table-cell>
          <table:table-cell table:style-name="Tabla1.B2" office:value-type="string">
            <text:p text:style-name="P2"><text:s/>Ribosomal protein L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30</text:p>
          </table:table-cell>
          <table:table-cell table:style-name="Tabla1.B2" office:value-type="string">
            <text:p text:style-name="P2"><text:s/>Nuclear protein 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7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10</text:p>
          </table:table-cell>
          <table:table-cell table:style-name="Tabla1.B2" office:value-type="string">
            <text:p text:style-name="P2"><text:s/>Mini-chromosome maintenance, DNA-dependent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30</text:p>
          </table:table-cell>
          <table:table-cell table:style-name="Tabla1.B2" office:value-type="string">
            <text:p text:style-name="P2"><text:s/>CO dehydrogenase flavoprotein-like, FAD-binding, subdomain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06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8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40</text:p>
          </table:table-cell>
          <table:table-cell table:style-name="Tabla1.B2" office:value-type="string">
            <text:p text:style-name="P2"><text:s/>Protein of unknown function DUF9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0</text:p>
          </table:table-cell>
          <table:table-cell table:style-name="Tabla1.B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5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0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3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7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30</text:p>
          </table:table-cell>
          <table:table-cell table:style-name="Tabla1.B2" office:value-type="string">
            <text:p text:style-name="P2"><text:s/>Dcp1-like decapp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60</text:p>
          </table:table-cell>
          <table:table-cell table:style-name="Tabla1.B2" office:value-type="string">
            <text:p text:style-name="P2"><text:s/>Sde2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90</text:p>
          </table:table-cell>
          <table:table-cell table:style-name="Tabla1.B2" office:value-type="string">
            <text:p text:style-name="P2"><text:s/>Aminopeptidase P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90</text:p>
          </table:table-cell>
          <table:table-cell table:style-name="Tabla1.B2" office:value-type="string">
            <text:p text:style-name="P2"><text:s/>NEFA-interacting nuclear protein NIP3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2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6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2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30</text:p>
          </table:table-cell>
          <table:table-cell table:style-name="Tabla1.B2" office:value-type="string">
            <text:p text:style-name="P2"><text:s/>Translation release factor <text:s/>pelot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80</text:p>
          </table:table-cell>
          <table:table-cell table:style-name="Tabla1.B2" office:value-type="string">
            <text:p text:style-name="P2"><text:s/>Phosphoglucose isom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3020</text:p>
          </table:table-cell>
          <table:table-cell table:style-name="Tabla1.B2" office:value-type="string">
            <text:p text:style-name="P2"><text:s/>Anne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5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00</text:p>
          </table:table-cell>
          <table:table-cell table:style-name="Tabla1.B2" office:value-type="string">
            <text:p text:style-name="P2"><text:s/>RNA recognition motif domain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65</text:p>
          </table:table-cell>
          <table:table-cell table:style-name="Tabla1.B2" office:value-type="string">
            <text:p text:style-name="P2"><text:s/>Ionotropic glutamate receptor n/a <text:s/>Ionotropic glutamate 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70</text:p>
          </table:table-cell>
          <table:table-cell table:style-name="Tabla1.B2" office:value-type="string">
            <text:p text:style-name="P2"><text:s/>Bystin n/a <text:s/>Bys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00</text:p>
          </table:table-cell>
          <table:table-cell table:style-name="Tabla1.B2" office:value-type="string">
            <text:p text:style-name="P2"><text:s/>Glutamine amidotransferase type 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9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B2" office:value-type="string">
            <text:p text:style-name="P2"><text:s/>Photosystem II Ps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7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3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80</text:p>
          </table:table-cell>
          <table:table-cell table:style-name="Tabla1.B2" office:value-type="string">
            <text:p text:style-name="P2"><text:s/>Tryptophan RNA-binding attenuator prote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90</text:p>
          </table:table-cell>
          <table:table-cell table:style-name="Tabla1.B2" office:value-type="string">
            <text:p text:style-name="P2"><text:s/>Haem oxygenase-like, multi-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B2" office:value-type="string">
            <text:p text:style-name="P2"><text:s/>ABC transporter type 1, trans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8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0</text:p>
          </table:table-cell>
          <table:table-cell table:style-name="Tabla1.B2" office:value-type="string">
            <text:p text:style-name="P2"><text:s/>Armadillo repeat-containing protein 3 and Serine/threonine-prote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5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9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500</text:p>
          </table:table-cell>
          <table:table-cell table:style-name="Tabla1.B2" office:value-type="string">
            <text:p text:style-name="P2"><text:s/>Proteasome component P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50</text:p>
          </table:table-cell>
          <table:table-cell table:style-name="Tabla1.B2" office:value-type="string">
            <text:p text:style-name="P2"><text:s/>Ribosome maturation factor Ri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90</text:p>
          </table:table-cell>
          <table:table-cell table:style-name="Tabla1.B2" office:value-type="string">
            <text:p text:style-name="P2"><text:s/>Costars domain n/a <text:s/>Costar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70</text:p>
          </table:table-cell>
          <table:table-cell table:style-name="Tabla1.B2" office:value-type="string">
            <text:p text:style-name="P2"><text:s/>Uracil-DNA 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8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1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8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90</text:p>
          </table:table-cell>
          <table:table-cell table:style-name="Tabla1.B2" office:value-type="string">
            <text:p text:style-name="P2"><text:s/>Eukaryotic 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0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40</text:p>
          </table:table-cell>
          <table:table-cell table:style-name="Tabla1.B2" office:value-type="string">
            <text:p text:style-name="P2"><text:s/>RNA polymerase I associated factor, A49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50</text:p>
          </table:table-cell>
          <table:table-cell table:style-name="Tabla1.B2" office:value-type="string">
            <text:p text:style-name="P2"><text:s/>Ribosomal RNA large subunit methyltransferase 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0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3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7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9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10</text:p>
          </table:table-cell>
          <table:table-cell table:style-name="Tabla1.B2" office:value-type="string">
            <text:p text:style-name="P2"><text:s/>Acyl-CoA oxidase/dehydrogenase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4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6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40</text:p>
          </table:table-cell>
          <table:table-cell table:style-name="Tabla1.B2" office:value-type="string">
            <text:p text:style-name="P2"><text:s/>KDPG/KHG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0</text:p>
          </table:table-cell>
          <table:table-cell table:style-name="Tabla1.B2" office:value-type="string">
            <text:p text:style-name="P2"><text:s/>Phytanoyl-CoA dioxygenase n/a 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6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30</text:p>
          </table:table-cell>
          <table:table-cell table:style-name="Tabla1.B2" office:value-type="string">
            <text:p text:style-name="P2"><text:s/>Translation initiation factor IF2/IF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9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40</text:p>
          </table:table-cell>
          <table:table-cell table:style-name="Tabla1.B2" office:value-type="string">
            <text:p text:style-name="P2"><text:s/>Dpy-30 motif n/a <text:s/>Dpy-30 motif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980</text:p>
          </table:table-cell>
          <table:table-cell table:style-name="Tabla1.B2" office:value-type="string">
            <text:p text:style-name="P2"><text:s/>Glucosidase II beta subun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10</text:p>
          </table:table-cell>
          <table:table-cell table:style-name="Tabla1.B2" office:value-type="string">
            <text:p text:style-name="P2"><text:s/>RNase L inhibitor RLI, possible metal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5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4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6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70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7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20</text:p>
          </table:table-cell>
          <table:table-cell table:style-name="Tabla1.B2" office:value-type="string">
            <text:p text:style-name="P2"><text:s/>Protein of unknown function DUF37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60</text:p>
          </table:table-cell>
          <table:table-cell table:style-name="Tabla1.B2" office:value-type="string">
            <text:p text:style-name="P2"><text:s/>Ribonuclease 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00</text:p>
          </table:table-cell>
          <table:table-cell table:style-name="Tabla1.B2" office:value-type="string">
            <text:p text:style-name="P2"><text:s/>Threonyl/alanyl tRNA synthetase, SA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9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00</text:p>
          </table:table-cell>
          <table:table-cell table:style-name="Tabla1.B2" office:value-type="string">
            <text:p text:style-name="P2"><text:s/>Cytochrome b-c1 complex subunit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1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90</text:p>
          </table:table-cell>
          <table:table-cell table:style-name="Tabla1.B2" office:value-type="string">
            <text:p text:style-name="P2"><text:s/>Protein of unknown function DUF7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1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0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70</text:p>
          </table:table-cell>
          <table:table-cell table:style-name="Tabla1.B2" office:value-type="string">
            <text:p text:style-name="P2"><text:s/>Succinate dehydrogenase/fumarate reductase flavoprotein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00</text:p>
          </table:table-cell>
          <table:table-cell table:style-name="Tabla1.B2" office:value-type="string">
            <text:p text:style-name="P2"><text:s/>COP9 signalosome complex subunit 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52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30</text:p>
          </table:table-cell>
          <table:table-cell table:style-name="Tabla1.B2" office:value-type="string">
            <text:p text:style-name="P2"><text:s/>Uncharacterised protein family Ycf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60</text:p>
          </table:table-cell>
          <table:table-cell table:style-name="Tabla1.B2" office:value-type="string">
            <text:p text:style-name="P2"><text:s/>Staygree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70</text:p>
          </table:table-cell>
          <table:table-cell table:style-name="Tabla1.B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1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2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10</text:p>
          </table:table-cell>
          <table:table-cell table:style-name="Tabla1.B2" office:value-type="string">
            <text:p text:style-name="P2"><text:s/>Protein of unknown function DUF28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00</text:p>
          </table:table-cell>
          <table:table-cell table:style-name="Tabla1.B2" office:value-type="string">
            <text:p text:style-name="P2">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00</text:p>
          </table:table-cell>
          <table:table-cell table:style-name="Tabla1.B2" office:value-type="string">
            <text:p text:style-name="P2"><text:s/>Amidohydrol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8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5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6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70</text:p>
          </table:table-cell>
          <table:table-cell table:style-name="Tabla1.B2" office:value-type="string">
            <text:p text:style-name="P2"><text:s/>Protein of unknown function DUF46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4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30</text:p>
          </table:table-cell>
          <table:table-cell table:style-name="Tabla1.B2" office:value-type="string">
            <text:p text:style-name="P2"><text:s/>Eukaryotic translation initiation factor 3 subunit 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95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0</text:p>
          </table:table-cell>
          <table:table-cell table:style-name="Tabla1.B2" office:value-type="string">
            <text:p text:style-name="P2"><text:s/>Ribosome-associated, YjgA n/a <text:s/>Ribosome-associated, Yjg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90</text:p>
          </table:table-cell>
          <table:table-cell table:style-name="Tabla1.B2" office:value-type="string">
            <text:p text:style-name="P2"><text:s/>Pe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00</text:p>
          </table:table-cell>
          <table:table-cell table:style-name="Tabla1.B2" office:value-type="string">
            <text:p text:style-name="P2"><text:s/>Anti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B2" office:value-type="string">
            <text:p text:style-name="P2"><text:s/>Lipase, class 3 n/a 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0</text:p>
          </table:table-cell>
          <table:table-cell table:style-name="Tabla1.B2" office:value-type="string">
            <text:p text:style-name="P2"><text:s/>Ankyrin repeat <text:s text:c="2"/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5</text:p>
          </table:table-cell>
          <table:table-cell table:style-name="Tabla1.B2" office:value-type="string">
            <text:p text:style-name="P2"><text:s/>Chlorophyll A-B binding protein,plant n/a <text:s/>Chlorophyll A-B 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0</text:p>
          </table:table-cell>
          <table:table-cell table:style-name="Tabla1.B2" office:value-type="string">
            <text:p text:style-name="P2"><text:s/>Dynein heavy chain n/a 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4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50</text:p>
          </table:table-cell>
          <table:table-cell table:style-name="Tabla1.B2" office:value-type="string">
            <text:p text:style-name="P2"><text:s/>Photosystem II PsbO, manganese-stabili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1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50</text:p>
          </table:table-cell>
          <table:table-cell table:style-name="Tabla1.B2" office:value-type="string">
            <text:p text:style-name="P2"><text:s/>Trehalose-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40</text:p>
          </table:table-cell>
          <table:table-cell table:style-name="Tabla1.B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80</text:p>
          </table:table-cell>
          <table:table-cell table:style-name="Tabla1.B2" office:value-type="string">
            <text:p text:style-name="P2"><text:s/>Mitochondrial 18kD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90</text:p>
          </table:table-cell>
          <table:table-cell table:style-name="Tabla1.B2" office:value-type="string">
            <text:p text:style-name="P2"><text:s/>Polyketide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00</text:p>
          </table:table-cell>
          <table:table-cell table:style-name="Tabla1.B2" office:value-type="string">
            <text:p text:style-name="P2"><text:s/>SAICAR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2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5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80</text:p>
          </table:table-cell>
          <table:table-cell table:style-name="Tabla1.B2" office:value-type="string">
            <text:p text:style-name="P2"><text:s/>Nucleolar, Nop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20</text:p>
          </table:table-cell>
          <table:table-cell table:style-name="Tabla1.B2" office:value-type="string">
            <text:p text:style-name="P2"><text:s/>Thiamine pyrophosphate enzyme, C-terminal TP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9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4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60</text:p>
          </table:table-cell>
          <table:table-cell table:style-name="Tabla1.B2" office:value-type="string">
            <text:p text:style-name="P2"><text:s/>Ribosomal protein L11 n/a <text:s/>Ribosomal protein L1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105</text:p>
          </table:table-cell>
          <table:table-cell table:style-name="Tabla1.B2" office:value-type="string">
            <text:p text:style-name="P2"><text:s/>D-isomer specific 2-hydroxyacid dehydrogenase, NAD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1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20</text:p>
          </table:table-cell>
          <table:table-cell table:style-name="Tabla1.B2" office:value-type="string">
            <text:p text:style-name="P2"><text:s/>Ribosomal protein S30Ae/sigma 54 modu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40</text:p>
          </table:table-cell>
          <table:table-cell table:style-name="Tabla1.B2" office:value-type="string">
            <text:p text:style-name="P2"><text:s/>Vps53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0</text:p>
          </table:table-cell>
          <table:table-cell table:style-name="Tabla1.B2" office:value-type="string">
            <text:p text:style-name="P2"><text:s/>Zinc finger, RING/FYVE/PHD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5</text:p>
          </table:table-cell>
          <table:table-cell table:style-name="Tabla1.B2" office:value-type="string">
            <text:p text:style-name="P2"><text:s/>Pseudouridine synthase/archaeosine transglycosy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5</text:p>
          </table:table-cell>
          <table:table-cell table:style-name="Tabla1.B2" office:value-type="string">
            <text:p text:style-name="P2"><text:s/>Oxoglutarate/iron-dependent dioxygen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0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5</text:p>
          </table:table-cell>
          <table:table-cell table:style-name="Tabla1.B2" office:value-type="string">
            <text:p text:style-name="P2">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70</text:p>
          </table:table-cell>
          <table:table-cell table:style-name="Tabla1.B2" office:value-type="string">
            <text:p text:style-name="P2"><text:s/>Major facilitator superfamil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70</text:p>
          </table:table-cell>
          <table:table-cell table:style-name="Tabla1.B2" office:value-type="string">
            <text:p text:style-name="P2"><text:s/>Cupredoxin n/a <text:s/>Cupred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0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90</text:p>
          </table:table-cell>
          <table:table-cell table:style-name="Tabla1.B2" office:value-type="string">
            <text:p text:style-name="P2"><text:s/>Malate/L-lact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5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6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70</text:p>
          </table:table-cell>
          <table:table-cell table:style-name="Tabla1.B2" office:value-type="string">
            <text:p text:style-name="P2">' RNA 3''-terminal phosphate cyclase/enolpyruvat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8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40</text:p>
          </table:table-cell>
          <table:table-cell table:style-name="Tabla1.B2" office:value-type="string">
            <text:p text:style-name="P2"><text:s/>Mur lig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7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0</text:p>
          </table:table-cell>
          <table:table-cell table:style-name="Tabla1.B2" office:value-type="string">
            <text:p text:style-name="P2"><text:s/>Mog1/PsbP, alpha/beta/alpha sandwich Mog1/PsbP, alpha/beta/alpha <text:soft-page-break/>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5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7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5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00</text:p>
          </table:table-cell>
          <table:table-cell table:style-name="Tabla1.B2" office:value-type="string">
            <text:p text:style-name="P2"><text:s/>Serine/threonine-protein kinase, active site n/a <text:s/>Serine/threonine-protein ki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5</text:p>
          </table:table-cell>
          <table:table-cell table:style-name="Tabla1.B2" office:value-type="string">
            <text:p text:style-name="P2"><text:s/>Six-bladed beta-propeller, TolB-like n/a 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6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50</text:p>
          </table:table-cell>
          <table:table-cell table:style-name="Tabla1.B2" office:value-type="string">
            <text:p text:style-name="P2"><text:s/>Helix-turn-helix, base-excision DNA repair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6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70</text:p>
          </table:table-cell>
          <table:table-cell table:style-name="Tabla1.B2" office:value-type="string">
            <text:p text:style-name="P2"><text:s/>Isocitrate/isopropylmalat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60</text:p>
          </table:table-cell>
          <table:table-cell table:style-name="Tabla1.B2" office:value-type="string">
            <text:p text:style-name="P2"><text:s/>Protein of unknown function DUF5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60</text:p>
          </table:table-cell>
          <table:table-cell table:style-name="Tabla1.B2" office:value-type="string">
            <text:p text:style-name="P2"><text:s/>Aspartate carbamoyltransferase n/a <text:s/>Aspartat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8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9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5</text:p>
          </table:table-cell>
          <table:table-cell table:style-name="Tabla1.B2" office:value-type="string">
            <text:p text:style-name="P2"><text:s/>Cyclophilin-like peptidyl-prolyl cis-trans isomerase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40</text:p>
          </table:table-cell>
          <table:table-cell table:style-name="Tabla1.B2" office:value-type="string">
            <text:p text:style-name="P2"><text:s/>Protein of unknown function DUF1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8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2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65</text:p>
          </table:table-cell>
          <table:table-cell table:style-name="Tabla1.B2" office:value-type="string">
            <text:p text:style-name="P2"><text:s/>Diphthamide synthesis, DPH1/DPH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80</text:p>
          </table:table-cell>
          <table:table-cell table:style-name="Tabla1.B2" office:value-type="string">
            <text:p text:style-name="P2"><text:s/>Metal-dependent hydrolase, composit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30</text:p>
          </table:table-cell>
          <table:table-cell table:style-name="Tabla1.B2" office:value-type="string">
            <text:p text:style-name="P2"><text:s/>Ribosomal protein S5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5</text:p>
          </table:table-cell>
          <table:table-cell table:style-name="Tabla1.B2" office:value-type="string">
            <text:p text:style-name="P2"><text:s/>S-adenosylmethionine synthet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1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10</text:p>
          </table:table-cell>
          <table:table-cell table:style-name="Tabla1.B2" office:value-type="string">
            <text:p text:style-name="P2"><text:s/>Tetrahydrofolate dehydrogenase/cyclohydrolase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50</text:p>
          </table:table-cell>
          <table:table-cell table:style-name="Tabla1.B2" office:value-type="string">
            <text:p text:style-name="P2"><text:s/>Natural resistance-associated macrophag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0</text:p>
          </table:table-cell>
          <table:table-cell table:style-name="Tabla1.B2" office:value-type="string">
            <text:p text:style-name="P2"><text:s/>Domain of unknown function DUF434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7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7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50</text:p>
          </table:table-cell>
          <table:table-cell table:style-name="Tabla1.B2" office:value-type="string">
            <text:p text:style-name="P2"><text:s/>Actin-binding, cofilin/tropomyosin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60</text:p>
          </table:table-cell>
          <table:table-cell table:style-name="Tabla1.B2" office:value-type="string">
            <text:p text:style-name="P2"><text:s/>Uncharacterised domain NUC1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9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10</text:p>
          </table:table-cell>
          <table:table-cell table:style-name="Tabla1.B2" office:value-type="string">
            <text:p text:style-name="P2"><text:s/>Ribosomal biogenesis regulator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50</text:p>
          </table:table-cell>
          <table:table-cell table:style-name="Tabla1.B2" office:value-type="string">
            <text:p text:style-name="P2"><text:s/>Ribosome-binding factor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60</text:p>
          </table:table-cell>
          <table:table-cell table:style-name="Tabla1.B2" office:value-type="string">
            <text:p text:style-name="P2"><text:s/>Ribosomal protein S24/S35, mitochondrial, conserved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8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30</text:p>
          </table:table-cell>
          <table:table-cell table:style-name="Tabla1.B2" office:value-type="string">
            <text:p text:style-name="P2"><text:s/>Eukaryotic translation initiation factor 3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40</text:p>
          </table:table-cell>
          <table:table-cell table:style-name="Tabla1.B2" office:value-type="string">
            <text:p text:style-name="P2"><text:s/>Pre-rRNA-processing protein TS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9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7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90</text:p>
          </table:table-cell>
          <table:table-cell table:style-name="Tabla1.B2" office:value-type="string">
            <text:p text:style-name="P2"><text:s/>Mediator complex, subunit Med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00</text:p>
          </table:table-cell>
          <table:table-cell table:style-name="Tabla1.B2" office:value-type="string">
            <text:p text:style-name="P2"><text:s/>Ribosomal protein L6, conserved site n/a <text:s/>Ribosomal protein L6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0</text:p>
          </table:table-cell>
          <table:table-cell table:style-name="Tabla1.B2" office:value-type="string">
            <text:p text:style-name="P2"><text:s/>Prolyl 4-hydroxylase, alpha subunit n/a <text:s/>Prolyl 4-hydroxyl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60</text:p>
          </table:table-cell>
          <table:table-cell table:style-name="Tabla1.B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385</text:p>
          </table:table-cell>
          <table:table-cell table:style-name="Tabla1.B2" office:value-type="string">
            <text:p text:style-name="P2"><text:s/>Methyltransferase type 11 n/a <text:s/>Methyltransferase type 1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10</text:p>
          </table:table-cell>
          <table:table-cell table:style-name="Tabla1.B2" office:value-type="string">
            <text:p text:style-name="P2"><text:s/>Tubulin binding cofactor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5</text:p>
          </table:table-cell>
          <table:table-cell table:style-name="Tabla1.B2" office:value-type="string">
            <text:p text:style-name="P2"><text:s/>Mitochodrial transcription termination factor-relate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2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60</text:p>
          </table:table-cell>
          <table:table-cell table:style-name="Tabla1.B2" office:value-type="string">
            <text:p text:style-name="P2"><text:s/>2-phosphoglycolate phosphatase, eukaryotic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60</text:p>
          </table:table-cell>
          <table:table-cell table:style-name="Tabla1.B2" office:value-type="string">
            <text:p text:style-name="P2"><text:s/>Apoptosis-antagonizing transcription facto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70</text:p>
          </table:table-cell>
          <table:table-cell table:style-name="Tabla1.B2" office:value-type="string">
            <text:p text:style-name="P2"><text:s/>Photosystem I Psa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80</text:p>
          </table:table-cell>
          <table:table-cell table:style-name="Tabla1.B2" office:value-type="string">
            <text:p text:style-name="P2"><text:s/>Rubreryth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0</text:p>
          </table:table-cell>
          <table:table-cell table:style-name="Tabla1.B2" office:value-type="string">
            <text:p text:style-name="P2"><text:s/>Phospholipid/glycerol acyltransferase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2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8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2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30</text:p>
          </table:table-cell>
          <table:table-cell table:style-name="Tabla1.B2" office:value-type="string">
            <text:p text:style-name="P2"><text:s/>Ribosomal protein L4/L1e n/a 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7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05</text:p>
          </table:table-cell>
          <table:table-cell table:style-name="Tabla1.B2" office:value-type="string">
            <text:p text:style-name="P2"><text:s/>Ribosomal protein L7/L12, C-terminal n/a 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20</text:p>
          </table:table-cell>
          <table:table-cell table:style-name="Tabla1.B2" office:value-type="string">
            <text:p text:style-name="P2"><text:s/>Ferredoxin thioredoxin reductase beta subunit, doma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5</text:p>
          </table:table-cell>
          <table:table-cell table:style-name="Tabla1.B2" office:value-type="string">
            <text:p text:style-name="P2"><text:s/>Adaptor protein complex, sigma subunit n/a <text:s/>Adaptor protein complex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9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7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20</text:p>
          </table:table-cell>
          <table:table-cell table:style-name="Tabla1.B2" office:value-type="string">
            <text:p text:style-name="P2"><text:s/>Protein of unknown function UPF056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40</text:p>
          </table:table-cell>
          <table:table-cell table:style-name="Tabla1.B2" office:value-type="string">
            <text:p text:style-name="P2"><text:s/>Winged helix-turn-helix DNA-binding domain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780</text:p>
          </table:table-cell>
          <table:table-cell table:style-name="Tabla1.B2" office:value-type="string">
            <text:p text:style-name="P2"><text:s/>Cleavage/polyadenylation specificity factor, 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20</text:p>
          </table:table-cell>
          <table:table-cell table:style-name="Tabla1.B2" office:value-type="string">
            <text:p text:style-name="P2"><text:s/>UDP-galactos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5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3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90</text:p>
          </table:table-cell>
          <table:table-cell table:style-name="Tabla1.B2" office:value-type="string">
            <text:p text:style-name="P2"><text:s/>NMD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6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1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70</text:p>
          </table:table-cell>
          <table:table-cell table:style-name="Tabla1.B2" office:value-type="string">
            <text:p text:style-name="P2"><text:s/>Nucleolar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B2" office:value-type="string">
            <text:p text:style-name="P2"><text:s/>U2 auxiliary factor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90</text:p>
          </table:table-cell>
          <table:table-cell table:style-name="Tabla1.B2" office:value-type="string">
            <text:p text:style-name="P2"><text:s/>Beta-lactamase-like n/a 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4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5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6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20</text:p>
          </table:table-cell>
          <table:table-cell table:style-name="Tabla1.B2" office:value-type="string">
            <text:p text:style-name="P2"><text:s/>Ribosomal protein S16 domain n/a 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80</text:p>
          </table:table-cell>
          <table:table-cell table:style-name="Tabla1.B2" office:value-type="string">
            <text:p text:style-name="P2"><text:s/>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10</text:p>
          </table:table-cell>
          <table:table-cell table:style-name="Tabla1.B2" office:value-type="string">
            <text:p text:style-name="P2"><text:s/>4-diphosphocytidyl-2C-methyl-D-erythritol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6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8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0</text:p>
          </table:table-cell>
          <table:table-cell table:style-name="Tabla1.B2" office:value-type="string">
            <text:p text:style-name="P2"><text:s/>Asparagine-linked glycosylation protein 1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45</text:p>
          </table:table-cell>
          <table:table-cell table:style-name="Tabla1.B2" office:value-type="string">
            <text:p text:style-name="P2"><text:s/>Helix-turn-helix, base-excision DNA repair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0</text:p>
          </table:table-cell>
          <table:table-cell table:style-name="Tabla1.B2" office:value-type="string">
            <text:p text:style-name="P2"><text:s/>snRNA-activating protei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00</text:p>
          </table:table-cell>
          <table:table-cell table:style-name="Tabla1.B2" office:value-type="string">
            <text:p text:style-name="P2"><text:s/>Retinoblastoma-associated protein, A-box n/a <text:s/>Retinoblastoma-associ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1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5</text:p>
          </table:table-cell>
          <table:table-cell table:style-name="Tabla1.B2" office:value-type="string">
            <text:p text:style-name="P2"><text:s/>Triose-phosphate transporter domain n/a <text:s/>Triose-phosphate transporter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2347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75</text:p>
          </table:table-cell>
          <table:table-cell table:style-name="Tabla1.B2" office:value-type="string">
            <text:p text:style-name="P2"><text:s/>Pseudouridine synthase I, TruA n/a 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60</text:p>
          </table:table-cell>
          <table:table-cell table:style-name="Tabla1.B2" office:value-type="string">
            <text:p text:style-name="P2"><text:s/>Argininosuccin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9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2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10</text:p>
          </table:table-cell>
          <table:table-cell table:style-name="Tabla1.B2" office:value-type="string">
            <text:p text:style-name="P2"><text:s/>Peptidase S8, subtilisin, Ser-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3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5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B2" office:value-type="string">
            <text:p text:style-name="P2"><text:s/>GUN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10</text:p>
          </table:table-cell>
          <table:table-cell table:style-name="Tabla1.B2" office:value-type="string">
            <text:p text:style-name="P2"><text:s/>2Fe-2S ferredoxin, iron-sulphur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9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10</text:p>
          </table:table-cell>
          <table:table-cell table:style-name="Tabla1.B2" office:value-type="string">
            <text:p text:style-name="P2"><text:s/>Cytidine deaminase n/a <text:s/>Cytidine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30</text:p>
          </table:table-cell>
          <table:table-cell table:style-name="Tabla1.B2" office:value-type="string">
            <text:p text:style-name="P2"><text:s/>Transketolase-like, pyrimidin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4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7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0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5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30</text:p>
          </table:table-cell>
          <table:table-cell table:style-name="Tabla1.B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40</text:p>
          </table:table-cell>
          <table:table-cell table:style-name="Tabla1.B2" office:value-type="string">
            <text:p text:style-name="P2"><text:s/>Ribosomal protein L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60</text:p>
          </table:table-cell>
          <table:table-cell table:style-name="Tabla1.B2" office:value-type="string">
            <text:p text:style-name="P2"><text:s/>Carbamoyl-phosphate synth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7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29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1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4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0</text:p>
          </table:table-cell>
          <table:table-cell table:style-name="Tabla1.B2" office:value-type="string">
            <text:p text:style-name="P2"><text:s/>ATPase-like, ParA/MinD n/a 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0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40</text:p>
          </table:table-cell>
          <table:table-cell table:style-name="Tabla1.B2" office:value-type="string">
            <text:p text:style-name="P2"><text:s/>Fcf2 pre-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90</text:p>
          </table:table-cell>
          <table:table-cell table:style-name="Tabla1.B2" office:value-type="string">
            <text:p text:style-name="P2"><text:s/>Vacuolar fusion protein MON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10</text:p>
          </table:table-cell>
          <table:table-cell table:style-name="Tabla1.B2" office:value-type="string">
            <text:p text:style-name="P2"><text:s/>Sd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50</text:p>
          </table:table-cell>
          <table:table-cell table:style-name="Tabla1.B2" office:value-type="string">
            <text:p text:style-name="P2"><text:s/>DNA methylase, N-6 adenine-specific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00</text:p>
          </table:table-cell>
          <table:table-cell table:style-name="Tabla1.B2" office:value-type="string">
            <text:p text:style-name="P2">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20</text:p>
          </table:table-cell>
          <table:table-cell table:style-name="Tabla1.B2" office:value-type="string">
            <text:p text:style-name="P2"><text:s/>Las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8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00</text:p>
          </table:table-cell>
          <table:table-cell table:style-name="Tabla1.B2" office:value-type="string">
            <text:p text:style-name="P2"><text:s/>Quinolinate synthet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10</text:p>
          </table:table-cell>
          <table:table-cell table:style-name="Tabla1.B2" office:value-type="string">
            <text:p text:style-name="P2"><text:s/>Peptidyl-prolyl cis-trans isomerase, FKBP-type, domain 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40</text:p>
          </table:table-cell>
          <table:table-cell table:style-name="Tabla1.B2" office:value-type="string">
            <text:p text:style-name="P2"><text:s/>Septum formation topological specificity factor Mi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10</text:p>
          </table:table-cell>
          <table:table-cell table:style-name="Tabla1.B2" office:value-type="string">
            <text:p text:style-name="P2"><text:s/>Peptidase M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3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5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90</text:p>
          </table:table-cell>
          <table:table-cell table:style-name="Tabla1.B2" office:value-type="string">
            <text:p text:style-name="P2"><text:s/>SCAMP <text:s text:c="2"/>SCAMP n/a <text:s/>SCA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0</text:p>
          </table:table-cell>
          <table:table-cell table:style-name="Tabla1.B2" office:value-type="string">
            <text:p text:style-name="P2"><text:s/>Zinc finger, CW-type n/a 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B2" office:value-type="string">
            <text:p text:style-name="P2"><text:s/>Patatin/Phospholipase A2-related n/a 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30</text:p>
          </table:table-cell>
          <table:table-cell table:style-name="Tabla1.B2" office:value-type="string">
            <text:p text:style-name="P2"><text:s/>Aldo/keto reductase, conserved site n/a 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50</text:p>
          </table:table-cell>
          <table:table-cell table:style-name="Tabla1.B2" office:value-type="string">
            <text:p text:style-name="P2"><text:s/>Mitochondrial substrate/solute carrier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70</text:p>
          </table:table-cell>
          <table:table-cell table:style-name="Tabla1.B2" office:value-type="string">
            <text:p text:style-name="P2"><text:s/>Mandelate racemase/muconate lactoniz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90</text:p>
          </table:table-cell>
          <table:table-cell table:style-name="Tabla1.B2" office:value-type="string">
            <text:p text:style-name="P2"><text:s/>Putative 5-3 exonuclease n/a 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20</text:p>
          </table:table-cell>
          <table:table-cell table:style-name="Tabla1.B2" office:value-type="string">
            <text:p text:style-name="P2"><text:s/>Ribosomal protein S8e/ribosomal biogenesis NS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2305</text:p>
          </table:table-cell>
          <table:table-cell table:style-name="Tabla1.B2" office:value-type="string">
            <text:p text:style-name="P2"><text:s/>DeoxyUTP pyrophosphatase n/a <text:s/>DeoxyUTP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10</text:p>
          </table:table-cell>
          <table:table-cell table:style-name="Tabla1.B2" office:value-type="string">
            <text:p text:style-name="P2"><text:s/>M-phase phospho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7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9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10</text:p>
          </table:table-cell>
          <table:table-cell table:style-name="Tabla1.B2" office:value-type="string">
            <text:p text:style-name="P2"><text:s/>ThiJ/Pfp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40</text:p>
          </table:table-cell>
          <table:table-cell table:style-name="Tabla1.B2" office:value-type="string">
            <text:p text:style-name="P2"><text:s/>CWC16 protein n/a 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60</text:p>
          </table:table-cell>
          <table:table-cell table:style-name="Tabla1.B2" office:value-type="string">
            <text:p text:style-name="P2"><text:s/>Protein of unknown function DUF166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60</text:p>
          </table:table-cell>
          <table:table-cell table:style-name="Tabla1.B2" office:value-type="string">
            <text:p text:style-name="P2"><text:s/>Phenazine biosynthesis PhzF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B2" office:value-type="string">
            <text:p text:style-name="P2"><text:s/>RNA-binding protein Lupus 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6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5</text:p>
          </table:table-cell>
          <table:table-cell table:style-name="Tabla1.B2" office:value-type="string">
            <text:p text:style-name="P2"><text:s/>Nucleotide-diphospho-sugar 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0</text:p>
          </table:table-cell>
          <table:table-cell table:style-name="Tabla1.B2" office:value-type="string">
            <text:p text:style-name="P2"><text:s/>Protein of unknown function DUF448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90</text:p>
          </table:table-cell>
          <table:table-cell table:style-name="Tabla1.B2" office:value-type="string">
            <text:p text:style-name="P2"><text:s/>Ribosomal protein L15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2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30</text:p>
          </table:table-cell>
          <table:table-cell table:style-name="Tabla1.B2" office:value-type="string">
            <text:p text:style-name="P2"><text:s/>Ribosomal protein L22, bacterial/chloroplast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60</text:p>
          </table:table-cell>
          <table:table-cell table:style-name="Tabla1.B2" office:value-type="string">
            <text:p text:style-name="P2"><text:s/>NYN domain, limkain-b1-type n/a <text:s/>NYN domain, limkain-b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0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B2" office:value-type="string">
            <text:p text:style-name="P2"><text:s/>Formate-tetrahydrofolate ligase, FTH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1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50</text:p>
          </table:table-cell>
          <table:table-cell table:style-name="Tabla1.B2" office:value-type="string">
            <text:p text:style-name="P2"><text:s/>Peptidase aspartic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6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8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220</text:p>
          </table:table-cell>
          <table:table-cell table:style-name="Tabla1.B2" office:value-type="string">
            <text:p text:style-name="P2"><text:s/>RNA polymerase Rpc34 n/a <text:s/>RNA polymerase Rpc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30</text:p>
          </table:table-cell>
          <table:table-cell table:style-name="Tabla1.B2" office:value-type="string">
            <text:p text:style-name="P2"><text:s/>Chlorophyll A-B binding protein, plant n/a <text:s/>Chlorophyll A-B 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9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70</text:p>
          </table:table-cell>
          <table:table-cell table:style-name="Tabla1.B2" office:value-type="string">
            <text:p text:style-name="P2"><text:s/>Protein of unknown function DUF35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2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80</text:p>
          </table:table-cell>
          <table:table-cell table:style-name="Tabla1.B2" office:value-type="string">
            <text:p text:style-name="P2"><text:s/>Autophagy-related protein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2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B2" office:value-type="string">
            <text:p text:style-name="P2"><text:s/>Nmr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7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8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9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0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70</text:p>
          </table:table-cell>
          <table:table-cell table:style-name="Tabla1.B2" office:value-type="string">
            <text:p text:style-name="P2"><text:s/>2-methylcitrate dehydratase Pr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4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50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7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2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80</text:p>
          </table:table-cell>
          <table:table-cell table:style-name="Tabla1.B2" office:value-type="string">
            <text:p text:style-name="P2"><text:s/>Tetrapyrrole biosynthesis, glutamate-1-semialdehyde am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1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8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9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20</text:p>
          </table:table-cell>
          <table:table-cell table:style-name="Tabla1.B2" office:value-type="string">
            <text:p text:style-name="P2"><text:s/>CDP-diacylglycerol-inositol 3-phosphatidyltransferase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10</text:p>
          </table:table-cell>
          <table:table-cell table:style-name="Tabla1.B2" office:value-type="string">
            <text:p text:style-name="P2"><text:s/>Legume lectin, beta chain, Mn/Ca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80</text:p>
          </table:table-cell>
          <table:table-cell table:style-name="Tabla1.B2" office:value-type="string">
            <text:p text:style-name="P2"><text:s/>E3 ubiquitin ligase, SCF complex, Skp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74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50</text:p>
          </table:table-cell>
          <table:table-cell table:style-name="Tabla1.B2" office:value-type="string">
            <text:p text:style-name="P2"><text:s/>High mobility group, HMG-I/HMG-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5:10:18.447853337</meta:creation-date>
    <dc:date>2023-10-27T15:28:35.002759332</dc:date>
    <meta:editing-duration>PT18M17S</meta:editing-duration>
    <meta:editing-cycles>1</meta:editing-cycles>
    <meta:document-statistic meta:table-count="1" meta:image-count="0" meta:object-count="0" meta:page-count="50" meta:paragraph-count="3297" meta:word-count="7245" meta:character-count="75180" meta:non-whitespace-character-count="69468"/>
    <meta:generator>LibreOffice/7.6.2.1$Linux_X86_64 LibreOffice_project/60$Build-1</meta:generator>
  </office:meta>
</office:document-meta>
</file>